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177.7pt" svg:x="651.71pt" svg:y="677.62pt">
            <loext:p draw:notify-on-update-of-ranges="Sheet1.F2:Sheet1.F102 Sheet1.G2:Sheet1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3.58" calcext:value-type="float">
            <text:p>73.58</text:p>
          </table:table-cell>
          <table:table-cell office:value-type="float" office:value="164.69" calcext:value-type="float">
            <text:p>164.69</text:p>
          </table:table-cell>
          <table:table-cell table:formula="of:=([.A2]^2 + [.B2]^2) / (2*[.A2])" office:value-type="float" office:value="221.098209431911" calcext:value-type="float">
            <text:p>221.09820943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2]*[.E2]" office:value-type="float" office:value="0" calcext:value-type="float">
            <text:p>0</text:p>
          </table:table-cell>
          <table:table-cell table:formula="of:=SQRT([.$C$2]^2 - ([.$B$2]-[.$F2])^2)+[.$A$2]-[.$C$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table:formula="of:=[.$B$2]*[.E3]" office:value-type="float" office:value="1.6469" calcext:value-type="float">
            <text:p>1.6469</text:p>
          </table:table-cell>
          <table:table-cell table:formula="of:=SQRT([.$C$2]^2 - ([.$B$2]-[.$F3])^2)+[.$A$2]-[.$C$2]" office:value-type="float" office:value="1.81820861937064" calcext:value-type="float">
            <text:p>1.8182086194</text:p>
          </table:table-cell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table:formula="of:=[.$B$2]*[.E4]" office:value-type="float" office:value="3.2938" calcext:value-type="float">
            <text:p>3.2938</text:p>
          </table:table-cell>
          <table:table-cell table:formula="of:=SQRT([.$C$2]^2 - ([.$B$2]-[.$F4])^2)+[.$A$2]-[.$C$2]" office:value-type="float" office:value="3.59659738581007" calcext:value-type="float">
            <text:p>3.5965973858</text:p>
          </table:table-cell>
        </table:table-row>
        <table:table-row table:style-name="ro1">
          <table:table-cell table:number-columns-repeated="4"/>
          <table:table-cell office:value-type="float" office:value="0.03" calcext:value-type="float">
            <text:p>0.03</text:p>
          </table:table-cell>
          <table:table-cell table:formula="of:=[.$B$2]*[.E5]" office:value-type="float" office:value="4.9407" calcext:value-type="float">
            <text:p>4.9407</text:p>
          </table:table-cell>
          <table:table-cell table:formula="of:=SQRT([.$C$2]^2 - ([.$B$2]-[.$F5])^2)+[.$A$2]-[.$C$2]" office:value-type="float" office:value="5.33655615787086" calcext:value-type="float">
            <text:p>5.3365561579</text:p>
          </table:table-cell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formula="of:=[.$B$2]*[.E6]" office:value-type="float" office:value="6.5876" calcext:value-type="float">
            <text:p>6.5876</text:p>
          </table:table-cell>
          <table:table-cell table:formula="of:=SQRT([.$C$2]^2 - ([.$B$2]-[.$F6])^2)+[.$A$2]-[.$C$2]" office:value-type="float" office:value="7.0393828378871" calcext:value-type="float">
            <text:p>7.0393828379</text:p>
          </table:table-cell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formula="of:=[.$B$2]*[.E7]" office:value-type="float" office:value="8.2345" calcext:value-type="float">
            <text:p>8.2345</text:p>
          </table:table-cell>
          <table:table-cell table:formula="of:=SQRT([.$C$2]^2 - ([.$B$2]-[.$F7])^2)+[.$A$2]-[.$C$2]" office:value-type="float" office:value="8.70629163545408" calcext:value-type="float">
            <text:p>8.7062916355</text:p>
          </table:table-cell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formula="of:=[.$B$2]*[.E8]" office:value-type="float" office:value="9.8814" calcext:value-type="float">
            <text:p>9.8814</text:p>
          </table:table-cell>
          <table:table-cell table:formula="of:=SQRT([.$C$2]^2 - ([.$B$2]-[.$F8])^2)+[.$A$2]-[.$C$2]" office:value-type="float" office:value="10.3384203941345" calcext:value-type="float">
            <text:p>10.3384203941</text:p>
          </table:table-cell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formula="of:=[.$B$2]*[.E9]" office:value-type="float" office:value="11.5283" calcext:value-type="float">
            <text:p>11.5283</text:p>
          </table:table-cell>
          <table:table-cell table:formula="of:=SQRT([.$C$2]^2 - ([.$B$2]-[.$F9])^2)+[.$A$2]-[.$C$2]" office:value-type="float" office:value="11.9368371081944" calcext:value-type="float">
            <text:p>11.9368371082</text:p>
          </table:table-cell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formula="of:=[.$B$2]*[.E10]" office:value-type="float" office:value="13.1752" calcext:value-type="float">
            <text:p>13.1752</text:p>
          </table:table-cell>
          <table:table-cell table:formula="of:=SQRT([.$C$2]^2 - ([.$B$2]-[.$F10])^2)+[.$A$2]-[.$C$2]" office:value-type="float" office:value="13.5025457363503" calcext:value-type="float">
            <text:p>13.5025457364</text:p>
          </table:table-cell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formula="of:=[.$B$2]*[.E11]" office:value-type="float" office:value="14.8221" calcext:value-type="float">
            <text:p>14.8221</text:p>
          </table:table-cell>
          <table:table-cell table:formula="of:=SQRT([.$C$2]^2 - ([.$B$2]-[.$F11])^2)+[.$A$2]-[.$C$2]" office:value-type="float" office:value="15.0364914031838" calcext:value-type="float">
            <text:p>15.0364914032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formula="of:=[.$B$2]*[.E12]" office:value-type="float" office:value="16.469" calcext:value-type="float">
            <text:p>16.469</text:p>
          </table:table-cell>
          <table:table-cell table:formula="of:=SQRT([.$C$2]^2 - ([.$B$2]-[.$F12])^2)+[.$A$2]-[.$C$2]" office:value-type="float" office:value="16.5395650653592" calcext:value-type="float">
            <text:p>16.5395650654</text:p>
          </table:table-cell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formula="of:=[.$B$2]*[.E13]" office:value-type="float" office:value="18.1159" calcext:value-type="float">
            <text:p>18.1159</text:p>
          </table:table-cell>
          <table:table-cell table:formula="of:=SQRT([.$C$2]^2 - ([.$B$2]-[.$F13])^2)+[.$A$2]-[.$C$2]" office:value-type="float" office:value="18.0126077085453" calcext:value-type="float">
            <text:p>18.0126077085</text:p>
          </table:table-cell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formula="of:=[.$B$2]*[.E14]" office:value-type="float" office:value="19.7628" calcext:value-type="float">
            <text:p>19.7628</text:p>
          </table:table-cell>
          <table:table-cell table:formula="of:=SQRT([.$C$2]^2 - ([.$B$2]-[.$F14])^2)+[.$A$2]-[.$C$2]" office:value-type="float" office:value="19.456414131543" calcext:value-type="float">
            <text:p>19.4564141315</text:p>
          </table:table-cell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formula="of:=[.$B$2]*[.E15]" office:value-type="float" office:value="21.4097" calcext:value-type="float">
            <text:p>21.4097</text:p>
          </table:table-cell>
          <table:table-cell table:formula="of:=SQRT([.$C$2]^2 - ([.$B$2]-[.$F15])^2)+[.$A$2]-[.$C$2]" office:value-type="float" office:value="20.8717363662487" calcext:value-type="float">
            <text:p>20.8717363662</text:p>
          </table:table-cell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formula="of:=[.$B$2]*[.E16]" office:value-type="float" office:value="23.0566" calcext:value-type="float">
            <text:p>23.0566</text:p>
          </table:table-cell>
          <table:table-cell table:formula="of:=SQRT([.$C$2]^2 - ([.$B$2]-[.$F16])^2)+[.$A$2]-[.$C$2]" office:value-type="float" office:value="22.2592867754402" calcext:value-type="float">
            <text:p>22.2592867754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formula="of:=[.$B$2]*[.E17]" office:value-type="float" office:value="24.7035" calcext:value-type="float">
            <text:p>24.7035</text:p>
          </table:table-cell>
          <table:table-cell table:formula="of:=SQRT([.$C$2]^2 - ([.$B$2]-[.$F17])^2)+[.$A$2]-[.$C$2]" office:value-type="float" office:value="23.6197408647639" calcext:value-type="float">
            <text:p>23.6197408648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formula="of:=[.$B$2]*[.E18]" office:value-type="float" office:value="26.3504" calcext:value-type="float">
            <text:p>26.3504</text:p>
          </table:table-cell>
          <table:table-cell table:formula="of:=SQRT([.$C$2]^2 - ([.$B$2]-[.$F18])^2)+[.$A$2]-[.$C$2]" office:value-type="float" office:value="24.9537398405349" calcext:value-type="float">
            <text:p>24.9537398405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formula="of:=[.$B$2]*[.E19]" office:value-type="float" office:value="27.9973" calcext:value-type="float">
            <text:p>27.9973</text:p>
          </table:table-cell>
          <table:table-cell table:formula="of:=SQRT([.$C$2]^2 - ([.$B$2]-[.$F19])^2)+[.$A$2]-[.$C$2]" office:value-type="float" office:value="26.2618929409072" calcext:value-type="float">
            <text:p>26.2618929409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table:formula="of:=[.$B$2]*[.E20]" office:value-type="float" office:value="29.6442" calcext:value-type="float">
            <text:p>29.6442</text:p>
          </table:table-cell>
          <table:table-cell table:formula="of:=SQRT([.$C$2]^2 - ([.$B$2]-[.$F20])^2)+[.$A$2]-[.$C$2]" office:value-type="float" office:value="27.544779564499" calcext:value-type="float">
            <text:p>27.5447795645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formula="of:=[.$B$2]*[.E21]" office:value-type="float" office:value="31.2911" calcext:value-type="float">
            <text:p>31.2911</text:p>
          </table:table-cell>
          <table:table-cell table:formula="of:=SQRT([.$C$2]^2 - ([.$B$2]-[.$F21])^2)+[.$A$2]-[.$C$2]" office:value-type="float" office:value="28.8029512175901" calcext:value-type="float">
            <text:p>28.8029512176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formula="of:=[.$B$2]*[.E22]" office:value-type="float" office:value="32.938" calcext:value-type="float">
            <text:p>32.938</text:p>
          </table:table-cell>
          <table:table-cell table:formula="of:=SQRT([.$C$2]^2 - ([.$B$2]-[.$F22])^2)+[.$A$2]-[.$C$2]" office:value-type="float" office:value="30.0369332984452" calcext:value-type="float">
            <text:p>30.0369332984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formula="of:=[.$B$2]*[.E23]" office:value-type="float" office:value="34.5849" calcext:value-type="float">
            <text:p>34.5849</text:p>
          </table:table-cell>
          <table:table-cell table:formula="of:=SQRT([.$C$2]^2 - ([.$B$2]-[.$F23])^2)+[.$A$2]-[.$C$2]" office:value-type="float" office:value="31.2472267351153" calcext:value-type="float">
            <text:p>31.2472267351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formula="of:=[.$B$2]*[.E24]" office:value-type="float" office:value="36.2318" calcext:value-type="float">
            <text:p>36.2318</text:p>
          </table:table-cell>
          <table:table-cell table:formula="of:=SQRT([.$C$2]^2 - ([.$B$2]-[.$F24])^2)+[.$A$2]-[.$C$2]" office:value-type="float" office:value="32.434309491157" calcext:value-type="float">
            <text:p>32.4343094912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formula="of:=[.$B$2]*[.E25]" office:value-type="float" office:value="37.8787" calcext:value-type="float">
            <text:p>37.8787</text:p>
          </table:table-cell>
          <table:table-cell table:formula="of:=SQRT([.$C$2]^2 - ([.$B$2]-[.$F25])^2)+[.$A$2]-[.$C$2]" office:value-type="float" office:value="33.5986379520559" calcext:value-type="float">
            <text:p>33.5986379521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table:formula="of:=[.$B$2]*[.E26]" office:value-type="float" office:value="39.5256" calcext:value-type="float">
            <text:p>39.5256</text:p>
          </table:table-cell>
          <table:table-cell table:formula="of:=SQRT([.$C$2]^2 - ([.$B$2]-[.$F26])^2)+[.$A$2]-[.$C$2]" office:value-type="float" office:value="34.7406482036979" calcext:value-type="float">
            <text:p>34.740648203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formula="of:=[.$B$2]*[.E27]" office:value-type="float" office:value="41.1725" calcext:value-type="float">
            <text:p>41.1725</text:p>
          </table:table-cell>
          <table:table-cell table:formula="of:=SQRT([.$C$2]^2 - ([.$B$2]-[.$F27])^2)+[.$A$2]-[.$C$2]" office:value-type="float" office:value="35.8607572129776" calcext:value-type="float">
            <text:p>35.860757213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table:formula="of:=[.$B$2]*[.E28]" office:value-type="float" office:value="42.8194" calcext:value-type="float">
            <text:p>42.8194</text:p>
          </table:table-cell>
          <table:table-cell table:formula="of:=SQRT([.$C$2]^2 - ([.$B$2]-[.$F28])^2)+[.$A$2]-[.$C$2]" office:value-type="float" office:value="36.9593639195324" calcext:value-type="float">
            <text:p>36.9593639195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table:formula="of:=[.$B$2]*[.E29]" office:value-type="float" office:value="44.4663" calcext:value-type="float">
            <text:p>44.4663</text:p>
          </table:table-cell>
          <table:table-cell table:formula="of:=SQRT([.$C$2]^2 - ([.$B$2]-[.$F29])^2)+[.$A$2]-[.$C$2]" office:value-type="float" office:value="38.0368502466307" calcext:value-type="float">
            <text:p>38.0368502466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table:formula="of:=[.$B$2]*[.E30]" office:value-type="float" office:value="46.1132" calcext:value-type="float">
            <text:p>46.1132</text:p>
          </table:table-cell>
          <table:table-cell table:formula="of:=SQRT([.$C$2]^2 - ([.$B$2]-[.$F30])^2)+[.$A$2]-[.$C$2]" office:value-type="float" office:value="39.0935820383955" calcext:value-type="float">
            <text:p>39.0935820384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table:formula="of:=[.$B$2]*[.E31]" office:value-type="float" office:value="47.7601" calcext:value-type="float">
            <text:p>47.7601</text:p>
          </table:table-cell>
          <table:table-cell table:formula="of:=SQRT([.$C$2]^2 - ([.$B$2]-[.$F31])^2)+[.$A$2]-[.$C$2]" office:value-type="float" office:value="40.1299099298006" calcext:value-type="float">
            <text:p>40.129909929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formula="of:=[.$B$2]*[.E32]" office:value-type="float" office:value="49.407" calcext:value-type="float">
            <text:p>49.407</text:p>
          </table:table-cell>
          <table:table-cell table:formula="of:=SQRT([.$C$2]^2 - ([.$B$2]-[.$F32])^2)+[.$A$2]-[.$C$2]" office:value-type="float" office:value="41.1461701552203" calcext:value-type="float">
            <text:p>41.146170155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table:formula="of:=[.$B$2]*[.E33]" office:value-type="float" office:value="51.0539" calcext:value-type="float">
            <text:p>51.0539</text:p>
          </table:table-cell>
          <table:table-cell table:formula="of:=SQRT([.$C$2]^2 - ([.$B$2]-[.$F33])^2)+[.$A$2]-[.$C$2]" office:value-type="float" office:value="42.1426853007333" calcext:value-type="float">
            <text:p>42.1426853007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table:formula="of:=[.$B$2]*[.E34]" office:value-type="float" office:value="52.7008" calcext:value-type="float">
            <text:p>52.7008</text:p>
          </table:table-cell>
          <table:table-cell table:formula="of:=SQRT([.$C$2]^2 - ([.$B$2]-[.$F34])^2)+[.$A$2]-[.$C$2]" office:value-type="float" office:value="43.1197650048658" calcext:value-type="float">
            <text:p>43.1197650049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table:formula="of:=[.$B$2]*[.E35]" office:value-type="float" office:value="54.3477" calcext:value-type="float">
            <text:p>54.3477</text:p>
          </table:table-cell>
          <table:table-cell table:formula="of:=SQRT([.$C$2]^2 - ([.$B$2]-[.$F35])^2)+[.$A$2]-[.$C$2]" office:value-type="float" office:value="44.0777066120046" calcext:value-type="float">
            <text:p>44.077706612</text:p>
          </table:table-cell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formula="of:=[.$B$2]*[.E36]" office:value-type="float" office:value="55.9946" calcext:value-type="float">
            <text:p>55.9946</text:p>
          </table:table-cell>
          <table:table-cell table:formula="of:=SQRT([.$C$2]^2 - ([.$B$2]-[.$F36])^2)+[.$A$2]-[.$C$2]" office:value-type="float" office:value="45.0167957823024" calcext:value-type="float">
            <text:p>45.0167957823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formula="of:=[.$B$2]*[.E37]" office:value-type="float" office:value="57.6415" calcext:value-type="float">
            <text:p>57.6415</text:p>
          </table:table-cell>
          <table:table-cell table:formula="of:=SQRT([.$C$2]^2 - ([.$B$2]-[.$F37])^2)+[.$A$2]-[.$C$2]" office:value-type="float" office:value="45.9373070615382" calcext:value-type="float">
            <text:p>45.9373070615</text:p>
          </table:table-cell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formula="of:=[.$B$2]*[.E38]" office:value-type="float" office:value="59.2884" calcext:value-type="float">
            <text:p>59.2884</text:p>
          </table:table-cell>
          <table:table-cell table:formula="of:=SQRT([.$C$2]^2 - ([.$B$2]-[.$F38])^2)+[.$A$2]-[.$C$2]" office:value-type="float" office:value="46.8395044140724" calcext:value-type="float">
            <text:p>46.8395044141</text:p>
          </table:table-cell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formula="of:=[.$B$2]*[.E39]" office:value-type="float" office:value="60.9353" calcext:value-type="float">
            <text:p>60.9353</text:p>
          </table:table-cell>
          <table:table-cell table:formula="of:=SQRT([.$C$2]^2 - ([.$B$2]-[.$F39])^2)+[.$A$2]-[.$C$2]" office:value-type="float" office:value="47.7236417217471" calcext:value-type="float">
            <text:p>47.7236417217</text:p>
          </table:table-cell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formula="of:=[.$B$2]*[.E40]" office:value-type="float" office:value="62.5822" calcext:value-type="float">
            <text:p>62.5822</text:p>
          </table:table-cell>
          <table:table-cell table:formula="of:=SQRT([.$C$2]^2 - ([.$B$2]-[.$F40])^2)+[.$A$2]-[.$C$2]" office:value-type="float" office:value="48.5899632513231" calcext:value-type="float">
            <text:p>48.5899632513</text:p>
          </table:table-cell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table:formula="of:=[.$B$2]*[.E41]" office:value-type="float" office:value="64.2291" calcext:value-type="float">
            <text:p>64.2291</text:p>
          </table:table-cell>
          <table:table-cell table:formula="of:=SQRT([.$C$2]^2 - ([.$B$2]-[.$F41])^2)+[.$A$2]-[.$C$2]" office:value-type="float" office:value="49.438704092817" calcext:value-type="float">
            <text:p>49.4387040928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[.$B$2]*[.E42]" office:value-type="float" office:value="65.876" calcext:value-type="float">
            <text:p>65.876</text:p>
          </table:table-cell>
          <table:table-cell table:formula="of:=SQRT([.$C$2]^2 - ([.$B$2]-[.$F42])^2)+[.$A$2]-[.$C$2]" office:value-type="float" office:value="50.2700905708879" calcext:value-type="float">
            <text:p>50.2700905709</text:p>
          </table:table-cell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formula="of:=[.$B$2]*[.E43]" office:value-type="float" office:value="67.5229" calcext:value-type="float">
            <text:p>67.5229</text:p>
          </table:table-cell>
          <table:table-cell table:formula="of:=SQRT([.$C$2]^2 - ([.$B$2]-[.$F43])^2)+[.$A$2]-[.$C$2]" office:value-type="float" office:value="51.084340631242" calcext:value-type="float">
            <text:p>51.0843406312</text:p>
          </table:table-cell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formula="of:=[.$B$2]*[.E44]" office:value-type="float" office:value="69.1698" calcext:value-type="float">
            <text:p>69.1698</text:p>
          </table:table-cell>
          <table:table-cell table:formula="of:=SQRT([.$C$2]^2 - ([.$B$2]-[.$F44])^2)+[.$A$2]-[.$C$2]" office:value-type="float" office:value="51.8816642038493" calcext:value-type="float">
            <text:p>51.8816642038</text:p>
          </table:table-cell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formula="of:=[.$B$2]*[.E45]" office:value-type="float" office:value="70.8167" calcext:value-type="float">
            <text:p>70.8167</text:p>
          </table:table-cell>
          <table:table-cell table:formula="of:=SQRT([.$C$2]^2 - ([.$B$2]-[.$F45])^2)+[.$A$2]-[.$C$2]" office:value-type="float" office:value="52.6622635446188" calcext:value-type="float">
            <text:p>52.6622635446</text:p>
          </table:table-cell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formula="of:=[.$B$2]*[.E46]" office:value-type="float" office:value="72.4636" calcext:value-type="float">
            <text:p>72.4636</text:p>
          </table:table-cell>
          <table:table-cell table:formula="of:=SQRT([.$C$2]^2 - ([.$B$2]-[.$F46])^2)+[.$A$2]-[.$C$2]" office:value-type="float" office:value="53.426333557037" calcext:value-type="float">
            <text:p>53.426333557</text:p>
          </table:table-cell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formula="of:=[.$B$2]*[.E47]" office:value-type="float" office:value="74.1105" calcext:value-type="float">
            <text:p>74.1105</text:p>
          </table:table-cell>
          <table:table-cell table:formula="of:=SQRT([.$C$2]^2 - ([.$B$2]-[.$F47])^2)+[.$A$2]-[.$C$2]" office:value-type="float" office:value="54.1740620951537" calcext:value-type="float">
            <text:p>54.1740620952</text:p>
          </table:table-cell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formula="of:=[.$B$2]*[.E48]" office:value-type="float" office:value="75.7574" calcext:value-type="float">
            <text:p>75.7574</text:p>
          </table:table-cell>
          <table:table-cell table:formula="of:=SQRT([.$C$2]^2 - ([.$B$2]-[.$F48])^2)+[.$A$2]-[.$C$2]" office:value-type="float" office:value="54.9056302491828" calcext:value-type="float">
            <text:p>54.9056302492</text:p>
          </table:table-cell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formula="of:=[.$B$2]*[.E49]" office:value-type="float" office:value="77.4043" calcext:value-type="float">
            <text:p>77.4043</text:p>
          </table:table-cell>
          <table:table-cell table:formula="of:=SQRT([.$C$2]^2 - ([.$B$2]-[.$F49])^2)+[.$A$2]-[.$C$2]" office:value-type="float" office:value="55.6212126148872" calcext:value-type="float">
            <text:p>55.6212126149</text:p>
          </table:table-cell>
        </table:table-row>
        <table:table-row table:style-name="ro1">
          <table:table-cell table:number-columns-repeated="4"/>
          <table:table-cell office:value-type="float" office:value="0.48" calcext:value-type="float">
            <text:p>0.48</text:p>
          </table:table-cell>
          <table:table-cell table:formula="of:=[.$B$2]*[.E50]" office:value-type="float" office:value="79.0512" calcext:value-type="float">
            <text:p>79.0512</text:p>
          </table:table-cell>
          <table:table-cell table:formula="of:=SQRT([.$C$2]^2 - ([.$B$2]-[.$F50])^2)+[.$A$2]-[.$C$2]" office:value-type="float" office:value="56.3209775478186" calcext:value-type="float">
            <text:p>56.3209775478</text:p>
          </table:table-cell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table:formula="of:=[.$B$2]*[.E51]" office:value-type="float" office:value="80.6981" calcext:value-type="float">
            <text:p>80.6981</text:p>
          </table:table-cell>
          <table:table-cell table:formula="of:=SQRT([.$C$2]^2 - ([.$B$2]-[.$F51])^2)+[.$A$2]-[.$C$2]" office:value-type="float" office:value="57.005087403406" calcext:value-type="float">
            <text:p>57.005087403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[.$B$2]*[.E52]" office:value-type="float" office:value="82.345" calcext:value-type="float">
            <text:p>82.345</text:p>
          </table:table-cell>
          <table:table-cell table:formula="of:=SQRT([.$C$2]^2 - ([.$B$2]-[.$F52])^2)+[.$A$2]-[.$C$2]" office:value-type="float" office:value="57.6736987638002" calcext:value-type="float">
            <text:p>57.6736987638</text:p>
          </table:table-cell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formula="of:=[.$B$2]*[.E53]" office:value-type="float" office:value="83.9919" calcext:value-type="float">
            <text:p>83.9919</text:p>
          </table:table-cell>
          <table:table-cell table:formula="of:=SQRT([.$C$2]^2 - ([.$B$2]-[.$F53])^2)+[.$A$2]-[.$C$2]" office:value-type="float" office:value="58.3269626523212" calcext:value-type="float">
            <text:p>58.3269626523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table:formula="of:=[.$B$2]*[.E54]" office:value-type="float" office:value="85.6388" calcext:value-type="float">
            <text:p>85.6388</text:p>
          </table:table-cell>
          <table:table-cell table:formula="of:=SQRT([.$C$2]^2 - ([.$B$2]-[.$F54])^2)+[.$A$2]-[.$C$2]" office:value-type="float" office:value="58.9650247362828" calcext:value-type="float">
            <text:p>58.9650247363</text:p>
          </table:table-cell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table:formula="of:=[.$B$2]*[.E55]" office:value-type="float" office:value="87.2857" calcext:value-type="float">
            <text:p>87.2857</text:p>
          </table:table-cell>
          <table:table-cell table:formula="of:=SQRT([.$C$2]^2 - ([.$B$2]-[.$F55])^2)+[.$A$2]-[.$C$2]" office:value-type="float" office:value="59.588025518916" calcext:value-type="float">
            <text:p>59.5880255189</text:p>
          </table:table-cell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formula="of:=[.$B$2]*[.E56]" office:value-type="float" office:value="88.9326" calcext:value-type="float">
            <text:p>88.9326</text:p>
          </table:table-cell>
          <table:table-cell table:formula="of:=SQRT([.$C$2]^2 - ([.$B$2]-[.$F56])^2)+[.$A$2]-[.$C$2]" office:value-type="float" office:value="60.1961005210558" calcext:value-type="float">
            <text:p>60.1961005211</text:p>
          </table:table-cell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formula="of:=[.$B$2]*[.E57]" office:value-type="float" office:value="90.5795" calcext:value-type="float">
            <text:p>90.5795</text:p>
          </table:table-cell>
          <table:table-cell table:formula="of:=SQRT([.$C$2]^2 - ([.$B$2]-[.$F57])^2)+[.$A$2]-[.$C$2]" office:value-type="float" office:value="60.7893804532086" calcext:value-type="float">
            <text:p>60.7893804532</text:p>
          </table:table-cell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formula="of:=[.$B$2]*[.E58]" office:value-type="float" office:value="92.2264" calcext:value-type="float">
            <text:p>92.2264</text:p>
          </table:table-cell>
          <table:table-cell table:formula="of:=SQRT([.$C$2]^2 - ([.$B$2]-[.$F58])^2)+[.$A$2]-[.$C$2]" office:value-type="float" office:value="61.3679913785714" calcext:value-type="float">
            <text:p>61.3679913786</text:p>
          </table:table-cell>
        </table:table-row>
        <table:table-row table:style-name="ro1">
          <table:table-cell table:number-columns-repeated="4"/>
          <table:table-cell office:value-type="float" office:value="0.57" calcext:value-type="float">
            <text:p>0.57</text:p>
          </table:table-cell>
          <table:table-cell table:formula="of:=[.$B$2]*[.E59]" office:value-type="float" office:value="93.8733" calcext:value-type="float">
            <text:p>93.8733</text:p>
          </table:table-cell>
          <table:table-cell table:formula="of:=SQRT([.$C$2]^2 - ([.$B$2]-[.$F59])^2)+[.$A$2]-[.$C$2]" office:value-type="float" office:value="61.9320548675336" calcext:value-type="float">
            <text:p>61.9320548675</text:p>
          </table:table-cell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formula="of:=[.$B$2]*[.E60]" office:value-type="float" office:value="95.5202" calcext:value-type="float">
            <text:p>95.5202</text:p>
          </table:table-cell>
          <table:table-cell table:formula="of:=SQRT([.$C$2]^2 - ([.$B$2]-[.$F60])^2)+[.$A$2]-[.$C$2]" office:value-type="float" office:value="62.4816881441525" calcext:value-type="float">
            <text:p>62.4816881442</text:p>
          </table:table-cell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formula="of:=[.$B$2]*[.E61]" office:value-type="float" office:value="97.1671" calcext:value-type="float">
            <text:p>97.1671</text:p>
          </table:table-cell>
          <table:table-cell table:formula="of:=SQRT([.$C$2]^2 - ([.$B$2]-[.$F61])^2)+[.$A$2]-[.$C$2]" office:value-type="float" office:value="63.0170042250618" calcext:value-type="float">
            <text:p>63.0170042251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[.$B$2]*[.E62]" office:value-type="float" office:value="98.814" calcext:value-type="float">
            <text:p>98.814</text:p>
          </table:table-cell>
          <table:table-cell table:formula="of:=SQRT([.$C$2]^2 - ([.$B$2]-[.$F62])^2)+[.$A$2]-[.$C$2]" office:value-type="float" office:value="63.5381120512352" calcext:value-type="float">
            <text:p>63.5381120512</text:p>
          </table:table-cell>
        </table:table-row>
        <table:table-row table:style-name="ro1">
          <table:table-cell table:number-columns-repeated="4"/>
          <table:table-cell office:value-type="float" office:value="0.61" calcext:value-type="float">
            <text:p>0.61</text:p>
          </table:table-cell>
          <table:table-cell table:formula="of:=[.$B$2]*[.E63]" office:value-type="float" office:value="100.4609" calcext:value-type="float">
            <text:p>100.4609</text:p>
          </table:table-cell>
          <table:table-cell table:formula="of:=SQRT([.$C$2]^2 - ([.$B$2]-[.$F63])^2)+[.$A$2]-[.$C$2]" office:value-type="float" office:value="64.0451166130044" calcext:value-type="float">
            <text:p>64.045116613</text:p>
          </table:table-cell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formula="of:=[.$B$2]*[.E64]" office:value-type="float" office:value="102.1078" calcext:value-type="float">
            <text:p>102.1078</text:p>
          </table:table-cell>
          <table:table-cell table:formula="of:=SQRT([.$C$2]^2 - ([.$B$2]-[.$F64])^2)+[.$A$2]-[.$C$2]" office:value-type="float" office:value="64.5381190686956" calcext:value-type="float">
            <text:p>64.5381190687</text:p>
          </table:table-cell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formula="of:=[.$B$2]*[.E65]" office:value-type="float" office:value="103.7547" calcext:value-type="float">
            <text:p>103.7547</text:p>
          </table:table-cell>
          <table:table-cell table:formula="of:=SQRT([.$C$2]^2 - ([.$B$2]-[.$F65])^2)+[.$A$2]-[.$C$2]" office:value-type="float" office:value="65.0172168572307" calcext:value-type="float">
            <text:p>65.0172168572</text:p>
          </table:table-cell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formula="of:=[.$B$2]*[.E66]" office:value-type="float" office:value="105.4016" calcext:value-type="float">
            <text:p>105.4016</text:p>
          </table:table-cell>
          <table:table-cell table:formula="of:=SQRT([.$C$2]^2 - ([.$B$2]-[.$F66])^2)+[.$A$2]-[.$C$2]" office:value-type="float" office:value="65.4825038050103" calcext:value-type="float">
            <text:p>65.482503805</text:p>
          </table:table-cell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formula="of:=[.$B$2]*[.E67]" office:value-type="float" office:value="107.0485" calcext:value-type="float">
            <text:p>107.0485</text:p>
          </table:table-cell>
          <table:table-cell table:formula="of:=SQRT([.$C$2]^2 - ([.$B$2]-[.$F67])^2)+[.$A$2]-[.$C$2]" office:value-type="float" office:value="65.9340702273777" calcext:value-type="float">
            <text:p>65.9340702274</text:p>
          </table:table-cell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formula="of:=[.$B$2]*[.E68]" office:value-type="float" office:value="108.6954" calcext:value-type="float">
            <text:p>108.6954</text:p>
          </table:table-cell>
          <table:table-cell table:formula="of:=SQRT([.$C$2]^2 - ([.$B$2]-[.$F68])^2)+[.$A$2]-[.$C$2]" office:value-type="float" office:value="66.3720030249407" calcext:value-type="float">
            <text:p>66.3720030249</text:p>
          </table:table-cell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formula="of:=[.$B$2]*[.E69]" office:value-type="float" office:value="110.3423" calcext:value-type="float">
            <text:p>110.3423</text:p>
          </table:table-cell>
          <table:table-cell table:formula="of:=SQRT([.$C$2]^2 - ([.$B$2]-[.$F69])^2)+[.$A$2]-[.$C$2]" office:value-type="float" office:value="66.7963857750118" calcext:value-type="float">
            <text:p>66.796385775</text:p>
          </table:table-cell>
        </table:table-row>
        <table:table-row table:style-name="ro1">
          <table:table-cell table:number-columns-repeated="4"/>
          <table:table-cell office:value-type="float" office:value="0.68" calcext:value-type="float">
            <text:p>0.68</text:p>
          </table:table-cell>
          <table:table-cell table:formula="of:=[.$B$2]*[.E70]" office:value-type="float" office:value="111.9892" calcext:value-type="float">
            <text:p>111.9892</text:p>
          </table:table-cell>
          <table:table-cell table:formula="of:=SQRT([.$C$2]^2 - ([.$B$2]-[.$F70])^2)+[.$A$2]-[.$C$2]" office:value-type="float" office:value="67.2072988184065" calcext:value-type="float">
            <text:p>67.2072988184</text:p>
          </table:table-cell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formula="of:=[.$B$2]*[.E71]" office:value-type="float" office:value="113.6361" calcext:value-type="float">
            <text:p>113.6361</text:p>
          </table:table-cell>
          <table:table-cell table:formula="of:=SQRT([.$C$2]^2 - ([.$B$2]-[.$F71])^2)+[.$A$2]-[.$C$2]" office:value-type="float" office:value="67.6048193418285" calcext:value-type="float">
            <text:p>67.6048193418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[.$B$2]*[.E72]" office:value-type="float" office:value="115.283" calcext:value-type="float">
            <text:p>115.283</text:p>
          </table:table-cell>
          <table:table-cell table:formula="of:=SQRT([.$C$2]^2 - ([.$B$2]-[.$F72])^2)+[.$A$2]-[.$C$2]" office:value-type="float" office:value="67.9890214560506" calcext:value-type="float">
            <text:p>67.9890214561</text:p>
          </table:table-cell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formula="of:=[.$B$2]*[.E73]" office:value-type="float" office:value="116.9299" calcext:value-type="float">
            <text:p>116.9299</text:p>
          </table:table-cell>
          <table:table-cell table:formula="of:=SQRT([.$C$2]^2 - ([.$B$2]-[.$F73])^2)+[.$A$2]-[.$C$2]" office:value-type="float" office:value="68.359976270089" calcext:value-type="float">
            <text:p>68.3599762701</text:p>
          </table:table-cell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formula="of:=[.$B$2]*[.E74]" office:value-type="float" office:value="118.5768" calcext:value-type="float">
            <text:p>118.5768</text:p>
          </table:table-cell>
          <table:table-cell table:formula="of:=SQRT([.$C$2]^2 - ([.$B$2]-[.$F74])^2)+[.$A$2]-[.$C$2]" office:value-type="float" office:value="68.7177519615565" calcext:value-type="float">
            <text:p>68.7177519616</text:p>
          </table:table-cell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table:formula="of:=[.$B$2]*[.E75]" office:value-type="float" office:value="120.2237" calcext:value-type="float">
            <text:p>120.2237</text:p>
          </table:table-cell>
          <table:table-cell table:formula="of:=SQRT([.$C$2]^2 - ([.$B$2]-[.$F75])^2)+[.$A$2]-[.$C$2]" office:value-type="float" office:value="69.0624138433653" calcext:value-type="float">
            <text:p>69.0624138434</text:p>
          </table:table-cell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formula="of:=[.$B$2]*[.E76]" office:value-type="float" office:value="121.8706" calcext:value-type="float">
            <text:p>121.8706</text:p>
          </table:table-cell>
          <table:table-cell table:formula="of:=SQRT([.$C$2]^2 - ([.$B$2]-[.$F76])^2)+[.$A$2]-[.$C$2]" office:value-type="float" office:value="69.3940244269407" calcext:value-type="float">
            <text:p>69.3940244269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formula="of:=[.$B$2]*[.E77]" office:value-type="float" office:value="123.5175" calcext:value-type="float">
            <text:p>123.5175</text:p>
          </table:table-cell>
          <table:table-cell table:formula="of:=SQRT([.$C$2]^2 - ([.$B$2]-[.$F77])^2)+[.$A$2]-[.$C$2]" office:value-type="float" office:value="69.7126434820966" calcext:value-type="float">
            <text:p>69.7126434821</text:p>
          </table:table-cell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formula="of:=[.$B$2]*[.E78]" office:value-type="float" office:value="125.1644" calcext:value-type="float">
            <text:p>125.1644</text:p>
          </table:table-cell>
          <table:table-cell table:formula="of:=SQRT([.$C$2]^2 - ([.$B$2]-[.$F78])^2)+[.$A$2]-[.$C$2]" office:value-type="float" office:value="70.0183280937129" calcext:value-type="float">
            <text:p>70.0183280937</text:p>
          </table:table-cell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table:formula="of:=[.$B$2]*[.E79]" office:value-type="float" office:value="126.8113" calcext:value-type="float">
            <text:p>126.8113</text:p>
          </table:table-cell>
          <table:table-cell table:formula="of:=SQRT([.$C$2]^2 - ([.$B$2]-[.$F79])^2)+[.$A$2]-[.$C$2]" office:value-type="float" office:value="70.311132715347" calcext:value-type="float">
            <text:p>70.3111327153</text:p>
          </table:table-cell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formula="of:=[.$B$2]*[.E80]" office:value-type="float" office:value="128.4582" calcext:value-type="float">
            <text:p>128.4582</text:p>
          </table:table-cell>
          <table:table-cell table:formula="of:=SQRT([.$C$2]^2 - ([.$B$2]-[.$F80])^2)+[.$A$2]-[.$C$2]" office:value-type="float" office:value="70.5911092198999" calcext:value-type="float">
            <text:p>70.5911092199</text:p>
          </table:table-cell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table:formula="of:=[.$B$2]*[.E81]" office:value-type="float" office:value="130.1051" calcext:value-type="float">
            <text:p>130.1051</text:p>
          </table:table-cell>
          <table:table-cell table:formula="of:=SQRT([.$C$2]^2 - ([.$B$2]-[.$F81])^2)+[.$A$2]-[.$C$2]" office:value-type="float" office:value="70.8583069474543" calcext:value-type="float">
            <text:p>70.8583069475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[.$B$2]*[.E82]" office:value-type="float" office:value="131.752" calcext:value-type="float">
            <text:p>131.752</text:p>
          </table:table-cell>
          <table:table-cell table:formula="of:=SQRT([.$C$2]^2 - ([.$B$2]-[.$F82])^2)+[.$A$2]-[.$C$2]" office:value-type="float" office:value="71.112772750389" calcext:value-type="float">
            <text:p>71.1127727504</text:p>
          </table:table-cell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table:formula="of:=[.$B$2]*[.E83]" office:value-type="float" office:value="133.3989" calcext:value-type="float">
            <text:p>133.3989</text:p>
          </table:table-cell>
          <table:table-cell table:formula="of:=SQRT([.$C$2]^2 - ([.$B$2]-[.$F83])^2)+[.$A$2]-[.$C$2]" office:value-type="float" office:value="71.3545510358712" calcext:value-type="float">
            <text:p>71.3545510359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formula="of:=[.$B$2]*[.E84]" office:value-type="float" office:value="135.0458" calcext:value-type="float">
            <text:p>135.0458</text:p>
          </table:table-cell>
          <table:table-cell table:formula="of:=SQRT([.$C$2]^2 - ([.$B$2]-[.$F84])^2)+[.$A$2]-[.$C$2]" office:value-type="float" office:value="71.5836838058179" calcext:value-type="float">
            <text:p>71.5836838058</text:p>
          </table:table-cell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formula="of:=[.$B$2]*[.E85]" office:value-type="float" office:value="136.6927" calcext:value-type="float">
            <text:p>136.6927</text:p>
          </table:table-cell>
          <table:table-cell table:formula="of:=SQRT([.$C$2]^2 - ([.$B$2]-[.$F85])^2)+[.$A$2]-[.$C$2]" office:value-type="float" office:value="71.8002106944139" calcext:value-type="float">
            <text:p>71.8002106944</text:p>
          </table:table-cell>
        </table:table-row>
        <table:table-row table:style-name="ro1">
          <table:table-cell table:number-columns-repeated="4"/>
          <table:table-cell office:value-type="float" office:value="0.84" calcext:value-type="float">
            <text:p>0.84</text:p>
          </table:table-cell>
          <table:table-cell table:formula="of:=[.$B$2]*[.E86]" office:value-type="float" office:value="138.3396" calcext:value-type="float">
            <text:p>138.3396</text:p>
          </table:table-cell>
          <table:table-cell table:formula="of:=SQRT([.$C$2]^2 - ([.$B$2]-[.$F86])^2)+[.$A$2]-[.$C$2]" office:value-type="float" office:value="72.0041690032663" calcext:value-type="float">
            <text:p>72.0041690033</text:p>
          </table:table-cell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formula="of:=[.$B$2]*[.E87]" office:value-type="float" office:value="139.9865" calcext:value-type="float">
            <text:p>139.9865</text:p>
          </table:table-cell>
          <table:table-cell table:formula="of:=SQRT([.$C$2]^2 - ([.$B$2]-[.$F87])^2)+[.$A$2]-[.$C$2]" office:value-type="float" office:value="72.1955937342697" calcext:value-type="float">
            <text:p>72.1955937343</text:p>
          </table:table-cell>
        </table:table-row>
        <table:table-row table:style-name="ro1">
          <table:table-cell table:number-columns-repeated="4"/>
          <table:table-cell office:value-type="float" office:value="0.86" calcext:value-type="float">
            <text:p>0.86</text:p>
          </table:table-cell>
          <table:table-cell table:formula="of:=[.$B$2]*[.E88]" office:value-type="float" office:value="141.6334" calcext:value-type="float">
            <text:p>141.6334</text:p>
          </table:table-cell>
          <table:table-cell table:formula="of:=SQRT([.$C$2]^2 - ([.$B$2]-[.$F88])^2)+[.$A$2]-[.$C$2]" office:value-type="float" office:value="72.3745176202523" calcext:value-type="float">
            <text:p>72.3745176203</text:p>
          </table:table-cell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formula="of:=[.$B$2]*[.E89]" office:value-type="float" office:value="143.2803" calcext:value-type="float">
            <text:p>143.2803</text:p>
          </table:table-cell>
          <table:table-cell table:formula="of:=SQRT([.$C$2]^2 - ([.$B$2]-[.$F89])^2)+[.$A$2]-[.$C$2]" office:value-type="float" office:value="72.5409711534651" calcext:value-type="float">
            <text:p>72.5409711535</text:p>
          </table:table-cell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formula="of:=[.$B$2]*[.E90]" office:value-type="float" office:value="144.9272" calcext:value-type="float">
            <text:p>144.9272</text:p>
          </table:table-cell>
          <table:table-cell table:formula="of:=SQRT([.$C$2]^2 - ([.$B$2]-[.$F90])^2)+[.$A$2]-[.$C$2]" office:value-type="float" office:value="72.6949826119745" calcext:value-type="float">
            <text:p>72.694982612</text:p>
          </table:table-cell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table:formula="of:=[.$B$2]*[.E91]" office:value-type="float" office:value="146.5741" calcext:value-type="float">
            <text:p>146.5741</text:p>
          </table:table-cell>
          <table:table-cell table:formula="of:=SQRT([.$C$2]^2 - ([.$B$2]-[.$F91])^2)+[.$A$2]-[.$C$2]" office:value-type="float" office:value="72.8365780840111" calcext:value-type="float">
            <text:p>72.836578084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[.$B$2]*[.E92]" office:value-type="float" office:value="148.221" calcext:value-type="float">
            <text:p>148.221</text:p>
          </table:table-cell>
          <table:table-cell table:formula="of:=SQRT([.$C$2]^2 - ([.$B$2]-[.$F92])^2)+[.$A$2]-[.$C$2]" office:value-type="float" office:value="72.9657814903262" calcext:value-type="float">
            <text:p>72.9657814903</text:p>
          </table:table-cell>
        </table:table-row>
        <table:table-row table:style-name="ro1">
          <table:table-cell table:number-columns-repeated="4"/>
          <table:table-cell office:value-type="float" office:value="0.91" calcext:value-type="float">
            <text:p>0.91</text:p>
          </table:table-cell>
          <table:table-cell table:formula="of:=[.$B$2]*[.E93]" office:value-type="float" office:value="149.8679" calcext:value-type="float">
            <text:p>149.8679</text:p>
          </table:table-cell>
          <table:table-cell table:formula="of:=SQRT([.$C$2]^2 - ([.$B$2]-[.$F93])^2)+[.$A$2]-[.$C$2]" office:value-type="float" office:value="73.0826146045989" calcext:value-type="float">
            <text:p>73.0826146046</text:p>
          </table:table-cell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table:formula="of:=[.$B$2]*[.E94]" office:value-type="float" office:value="151.5148" calcext:value-type="float">
            <text:p>151.5148</text:p>
          </table:table-cell>
          <table:table-cell table:formula="of:=SQRT([.$C$2]^2 - ([.$B$2]-[.$F94])^2)+[.$A$2]-[.$C$2]" office:value-type="float" office:value="73.1870970719363" calcext:value-type="float">
            <text:p>73.1870970719</text:p>
          </table:table-cell>
        </table:table-row>
        <table:table-row table:style-name="ro1">
          <table:table-cell table:number-columns-repeated="4"/>
          <table:table-cell office:value-type="float" office:value="0.93" calcext:value-type="float">
            <text:p>0.93</text:p>
          </table:table-cell>
          <table:table-cell table:formula="of:=[.$B$2]*[.E95]" office:value-type="float" office:value="153.1617" calcext:value-type="float">
            <text:p>153.1617</text:p>
          </table:table-cell>
          <table:table-cell table:formula="of:=SQRT([.$C$2]^2 - ([.$B$2]-[.$F95])^2)+[.$A$2]-[.$C$2]" office:value-type="float" office:value="73.2792464255041" calcext:value-type="float">
            <text:p>73.2792464255</text:p>
          </table:table-cell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table:formula="of:=[.$B$2]*[.E96]" office:value-type="float" office:value="154.8086" calcext:value-type="float">
            <text:p>154.8086</text:p>
          </table:table-cell>
          <table:table-cell table:formula="of:=SQRT([.$C$2]^2 - ([.$B$2]-[.$F96])^2)+[.$A$2]-[.$C$2]" office:value-type="float" office:value="73.359078101319" calcext:value-type="float">
            <text:p>73.3590781013</text:p>
          </table:table-cell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formula="of:=[.$B$2]*[.E97]" office:value-type="float" office:value="156.4555" calcext:value-type="float">
            <text:p>156.4555</text:p>
          </table:table-cell>
          <table:table-cell table:formula="of:=SQRT([.$C$2]^2 - ([.$B$2]-[.$F97])^2)+[.$A$2]-[.$C$2]" office:value-type="float" office:value="73.4266054512339" calcext:value-type="float">
            <text:p>73.4266054512</text:p>
          </table:table-cell>
        </table:table-row>
        <table:table-row table:style-name="ro1">
          <table:table-cell table:number-columns-repeated="4"/>
          <table:table-cell office:value-type="float" office:value="0.96" calcext:value-type="float">
            <text:p>0.96</text:p>
          </table:table-cell>
          <table:table-cell table:formula="of:=[.$B$2]*[.E98]" office:value-type="float" office:value="158.1024" calcext:value-type="float">
            <text:p>158.1024</text:p>
          </table:table-cell>
          <table:table-cell table:formula="of:=SQRT([.$C$2]^2 - ([.$B$2]-[.$F98])^2)+[.$A$2]-[.$C$2]" office:value-type="float" office:value="73.4818397541405" calcext:value-type="float">
            <text:p>73.4818397541</text:p>
          </table:table-cell>
        </table:table-row>
        <table:table-row table:style-name="ro1">
          <table:table-cell table:number-columns-repeated="4"/>
          <table:table-cell office:value-type="float" office:value="0.97" calcext:value-type="float">
            <text:p>0.97</text:p>
          </table:table-cell>
          <table:table-cell table:formula="of:=[.$B$2]*[.E99]" office:value-type="float" office:value="159.7493" calcext:value-type="float">
            <text:p>159.7493</text:p>
          </table:table-cell>
          <table:table-cell table:formula="of:=SQRT([.$C$2]^2 - ([.$B$2]-[.$F99])^2)+[.$A$2]-[.$C$2]" office:value-type="float" office:value="73.5247902254117" calcext:value-type="float">
            <text:p>73.5247902254</text:p>
          </table:table-cell>
        </table:table-row>
        <table:table-row table:style-name="ro1">
          <table:table-cell table:number-columns-repeated="4"/>
          <table:table-cell office:value-type="float" office:value="0.98" calcext:value-type="float">
            <text:p>0.98</text:p>
          </table:table-cell>
          <table:table-cell table:formula="of:=[.$B$2]*[.E100]" office:value-type="float" office:value="161.3962" calcext:value-type="float">
            <text:p>161.3962</text:p>
          </table:table-cell>
          <table:table-cell table:formula="of:=SQRT([.$C$2]^2 - ([.$B$2]-[.$F100])^2)+[.$A$2]-[.$C$2]" office:value-type="float" office:value="73.5554640246025" calcext:value-type="float">
            <text:p>73.5554640246</text:p>
          </table:table-cell>
        </table:table-row>
        <table:table-row table:style-name="ro1">
          <table:table-cell table:number-columns-repeated="4"/>
          <table:table-cell office:value-type="float" office:value="0.99" calcext:value-type="float">
            <text:p>0.99</text:p>
          </table:table-cell>
          <table:table-cell table:formula="of:=[.$B$2]*[.E101]" office:value-type="float" office:value="163.0431" calcext:value-type="float">
            <text:p>163.0431</text:p>
          </table:table-cell>
          <table:table-cell table:formula="of:=SQRT([.$C$2]^2 - ([.$B$2]-[.$F101])^2)+[.$A$2]-[.$C$2]" office:value-type="float" office:value="73.5738662614236" calcext:value-type="float">
            <text:p>73.5738662614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B$2]*[.E102]" office:value-type="float" office:value="164.69" calcext:value-type="float">
            <text:p>164.69</text:p>
          </table:table-cell>
          <table:table-cell table:formula="of:=SQRT([.$C$2]^2 - ([.$B$2]-[.$F102])^2)+[.$A$2]-[.$C$2]" office:value-type="float" office:value="73.58" calcext:value-type="float">
            <text:p>73.58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69" calcext:value-type="float">
            <text:p>1.6469</text:p>
          </table:table-cell>
          <table:table-cell office:value-type="float" office:value="1.81820861937064" calcext:value-type="float">
            <text:p>1.8182086194</text:p>
          </table:table-cell>
        </table:table-row>
        <table:table-row table:style-name="ro1">
          <table:table-cell office:value-type="float" office:value="3.2938" calcext:value-type="float">
            <text:p>3.2938</text:p>
          </table:table-cell>
          <table:table-cell office:value-type="float" office:value="3.59659738581007" calcext:value-type="float">
            <text:p>3.5965973858</text:p>
          </table:table-cell>
        </table:table-row>
        <table:table-row table:style-name="ro1">
          <table:table-cell office:value-type="float" office:value="4.9407" calcext:value-type="float">
            <text:p>4.9407</text:p>
          </table:table-cell>
          <table:table-cell office:value-type="float" office:value="5.33655615787086" calcext:value-type="float">
            <text:p>5.3365561579</text:p>
          </table:table-cell>
        </table:table-row>
        <table:table-row table:style-name="ro1">
          <table:table-cell office:value-type="float" office:value="6.5876" calcext:value-type="float">
            <text:p>6.5876</text:p>
          </table:table-cell>
          <table:table-cell office:value-type="float" office:value="7.0393828378871" calcext:value-type="float">
            <text:p>7.0393828379</text:p>
          </table:table-cell>
        </table:table-row>
        <table:table-row table:style-name="ro1">
          <table:table-cell office:value-type="float" office:value="8.2345" calcext:value-type="float">
            <text:p>8.2345</text:p>
          </table:table-cell>
          <table:table-cell office:value-type="float" office:value="8.70629163545408" calcext:value-type="float">
            <text:p>8.7062916355</text:p>
          </table:table-cell>
        </table:table-row>
        <table:table-row table:style-name="ro1">
          <table:table-cell office:value-type="float" office:value="9.8814" calcext:value-type="float">
            <text:p>9.8814</text:p>
          </table:table-cell>
          <table:table-cell office:value-type="float" office:value="10.3384203941345" calcext:value-type="float">
            <text:p>10.3384203941</text:p>
          </table:table-cell>
        </table:table-row>
        <table:table-row table:style-name="ro1">
          <table:table-cell office:value-type="float" office:value="11.5283" calcext:value-type="float">
            <text:p>11.5283</text:p>
          </table:table-cell>
          <table:table-cell office:value-type="float" office:value="11.9368371081944" calcext:value-type="float">
            <text:p>11.9368371082</text:p>
          </table:table-cell>
        </table:table-row>
        <table:table-row table:style-name="ro1">
          <table:table-cell office:value-type="float" office:value="13.1752" calcext:value-type="float">
            <text:p>13.1752</text:p>
          </table:table-cell>
          <table:table-cell office:value-type="float" office:value="13.5025457363503" calcext:value-type="float">
            <text:p>13.5025457364</text:p>
          </table:table-cell>
        </table:table-row>
        <table:table-row table:style-name="ro1">
          <table:table-cell office:value-type="float" office:value="14.8221" calcext:value-type="float">
            <text:p>14.8221</text:p>
          </table:table-cell>
          <table:table-cell office:value-type="float" office:value="15.0364914031838" calcext:value-type="float">
            <text:p>15.0364914032</text:p>
          </table:table-cell>
        </table:table-row>
        <table:table-row table:style-name="ro1">
          <table:table-cell office:value-type="float" office:value="16.469" calcext:value-type="float">
            <text:p>16.469</text:p>
          </table:table-cell>
          <table:table-cell office:value-type="float" office:value="16.5395650653592" calcext:value-type="float">
            <text:p>16.5395650654</text:p>
          </table:table-cell>
        </table:table-row>
        <table:table-row table:style-name="ro1">
          <table:table-cell office:value-type="float" office:value="18.1159" calcext:value-type="float">
            <text:p>18.1159</text:p>
          </table:table-cell>
          <table:table-cell office:value-type="float" office:value="18.0126077085453" calcext:value-type="float">
            <text:p>18.0126077085</text:p>
          </table:table-cell>
        </table:table-row>
        <table:table-row table:style-name="ro1">
          <table:table-cell office:value-type="float" office:value="19.7628" calcext:value-type="float">
            <text:p>19.7628</text:p>
          </table:table-cell>
          <table:table-cell office:value-type="float" office:value="19.456414131543" calcext:value-type="float">
            <text:p>19.4564141315</text:p>
          </table:table-cell>
        </table:table-row>
        <table:table-row table:style-name="ro1">
          <table:table-cell office:value-type="float" office:value="21.4097" calcext:value-type="float">
            <text:p>21.4097</text:p>
          </table:table-cell>
          <table:table-cell office:value-type="float" office:value="20.8717363662487" calcext:value-type="float">
            <text:p>20.8717363662</text:p>
          </table:table-cell>
        </table:table-row>
        <table:table-row table:style-name="ro1">
          <table:table-cell office:value-type="float" office:value="23.0566" calcext:value-type="float">
            <text:p>23.0566</text:p>
          </table:table-cell>
          <table:table-cell office:value-type="float" office:value="22.2592867754402" calcext:value-type="float">
            <text:p>22.2592867754</text:p>
          </table:table-cell>
        </table:table-row>
        <table:table-row table:style-name="ro1">
          <table:table-cell office:value-type="float" office:value="24.7035" calcext:value-type="float">
            <text:p>24.7035</text:p>
          </table:table-cell>
          <table:table-cell office:value-type="float" office:value="23.6197408647639" calcext:value-type="float">
            <text:p>23.6197408648</text:p>
          </table:table-cell>
        </table:table-row>
        <table:table-row table:style-name="ro1">
          <table:table-cell office:value-type="float" office:value="26.3504" calcext:value-type="float">
            <text:p>26.3504</text:p>
          </table:table-cell>
          <table:table-cell office:value-type="float" office:value="24.9537398405349" calcext:value-type="float">
            <text:p>24.9537398405</text:p>
          </table:table-cell>
        </table:table-row>
        <table:table-row table:style-name="ro1">
          <table:table-cell office:value-type="float" office:value="27.9973" calcext:value-type="float">
            <text:p>27.9973</text:p>
          </table:table-cell>
          <table:table-cell office:value-type="float" office:value="26.2618929409072" calcext:value-type="float">
            <text:p>26.2618929409</text:p>
          </table:table-cell>
        </table:table-row>
        <table:table-row table:style-name="ro1">
          <table:table-cell office:value-type="float" office:value="29.6442" calcext:value-type="float">
            <text:p>29.6442</text:p>
          </table:table-cell>
          <table:table-cell office:value-type="float" office:value="27.544779564499" calcext:value-type="float">
            <text:p>27.5447795645</text:p>
          </table:table-cell>
        </table:table-row>
        <table:table-row table:style-name="ro1">
          <table:table-cell office:value-type="float" office:value="31.2911" calcext:value-type="float">
            <text:p>31.2911</text:p>
          </table:table-cell>
          <table:table-cell office:value-type="float" office:value="28.8029512175901" calcext:value-type="float">
            <text:p>28.8029512176</text:p>
          </table:table-cell>
        </table:table-row>
        <table:table-row table:style-name="ro1">
          <table:table-cell office:value-type="float" office:value="32.938" calcext:value-type="float">
            <text:p>32.938</text:p>
          </table:table-cell>
          <table:table-cell office:value-type="float" office:value="30.0369332984452" calcext:value-type="float">
            <text:p>30.0369332984</text:p>
          </table:table-cell>
        </table:table-row>
        <table:table-row table:style-name="ro1">
          <table:table-cell office:value-type="float" office:value="34.5849" calcext:value-type="float">
            <text:p>34.5849</text:p>
          </table:table-cell>
          <table:table-cell office:value-type="float" office:value="31.2472267351153" calcext:value-type="float">
            <text:p>31.2472267351</text:p>
          </table:table-cell>
        </table:table-row>
        <table:table-row table:style-name="ro1">
          <table:table-cell office:value-type="float" office:value="36.2318" calcext:value-type="float">
            <text:p>36.2318</text:p>
          </table:table-cell>
          <table:table-cell office:value-type="float" office:value="32.434309491157" calcext:value-type="float">
            <text:p>32.4343094912</text:p>
          </table:table-cell>
        </table:table-row>
        <table:table-row table:style-name="ro1">
          <table:table-cell office:value-type="float" office:value="37.8787" calcext:value-type="float">
            <text:p>37.8787</text:p>
          </table:table-cell>
          <table:table-cell office:value-type="float" office:value="33.5986379520559" calcext:value-type="float">
            <text:p>33.5986379521</text:p>
          </table:table-cell>
        </table:table-row>
        <table:table-row table:style-name="ro1">
          <table:table-cell office:value-type="float" office:value="39.5256" calcext:value-type="float">
            <text:p>39.5256</text:p>
          </table:table-cell>
          <table:table-cell office:value-type="float" office:value="34.7406482036979" calcext:value-type="float">
            <text:p>34.7406482037</text:p>
          </table:table-cell>
        </table:table-row>
        <table:table-row table:style-name="ro1">
          <table:table-cell office:value-type="float" office:value="41.1725" calcext:value-type="float">
            <text:p>41.1725</text:p>
          </table:table-cell>
          <table:table-cell office:value-type="float" office:value="35.8607572129776" calcext:value-type="float">
            <text:p>35.860757213</text:p>
          </table:table-cell>
        </table:table-row>
        <table:table-row table:style-name="ro1">
          <table:table-cell office:value-type="float" office:value="42.8194" calcext:value-type="float">
            <text:p>42.8194</text:p>
          </table:table-cell>
          <table:table-cell office:value-type="float" office:value="36.9593639195324" calcext:value-type="float">
            <text:p>36.9593639195</text:p>
          </table:table-cell>
        </table:table-row>
        <table:table-row table:style-name="ro1">
          <table:table-cell office:value-type="float" office:value="44.4663" calcext:value-type="float">
            <text:p>44.4663</text:p>
          </table:table-cell>
          <table:table-cell office:value-type="float" office:value="38.0368502466307" calcext:value-type="float">
            <text:p>38.0368502466</text:p>
          </table:table-cell>
        </table:table-row>
        <table:table-row table:style-name="ro1">
          <table:table-cell office:value-type="float" office:value="46.1132" calcext:value-type="float">
            <text:p>46.1132</text:p>
          </table:table-cell>
          <table:table-cell office:value-type="float" office:value="39.0935820383955" calcext:value-type="float">
            <text:p>39.0935820384</text:p>
          </table:table-cell>
        </table:table-row>
        <table:table-row table:style-name="ro1">
          <table:table-cell office:value-type="float" office:value="47.7601" calcext:value-type="float">
            <text:p>47.7601</text:p>
          </table:table-cell>
          <table:table-cell office:value-type="float" office:value="40.1299099298006" calcext:value-type="float">
            <text:p>40.1299099298</text:p>
          </table:table-cell>
        </table:table-row>
        <table:table-row table:style-name="ro1">
          <table:table-cell office:value-type="float" office:value="49.407" calcext:value-type="float">
            <text:p>49.407</text:p>
          </table:table-cell>
          <table:table-cell office:value-type="float" office:value="41.1461701552203" calcext:value-type="float">
            <text:p>41.1461701552</text:p>
          </table:table-cell>
        </table:table-row>
        <table:table-row table:style-name="ro1">
          <table:table-cell office:value-type="float" office:value="51.0539" calcext:value-type="float">
            <text:p>51.0539</text:p>
          </table:table-cell>
          <table:table-cell office:value-type="float" office:value="42.1426853007333" calcext:value-type="float">
            <text:p>42.1426853007</text:p>
          </table:table-cell>
        </table:table-row>
        <table:table-row table:style-name="ro1">
          <table:table-cell office:value-type="float" office:value="52.7008" calcext:value-type="float">
            <text:p>52.7008</text:p>
          </table:table-cell>
          <table:table-cell office:value-type="float" office:value="43.1197650048658" calcext:value-type="float">
            <text:p>43.1197650049</text:p>
          </table:table-cell>
        </table:table-row>
        <table:table-row table:style-name="ro1">
          <table:table-cell office:value-type="float" office:value="54.3477" calcext:value-type="float">
            <text:p>54.3477</text:p>
          </table:table-cell>
          <table:table-cell office:value-type="float" office:value="44.0777066120046" calcext:value-type="float">
            <text:p>44.077706612</text:p>
          </table:table-cell>
        </table:table-row>
        <table:table-row table:style-name="ro1">
          <table:table-cell office:value-type="float" office:value="55.9946" calcext:value-type="float">
            <text:p>55.9946</text:p>
          </table:table-cell>
          <table:table-cell office:value-type="float" office:value="45.0167957823024" calcext:value-type="float">
            <text:p>45.0167957823</text:p>
          </table:table-cell>
        </table:table-row>
        <table:table-row table:style-name="ro1">
          <table:table-cell office:value-type="float" office:value="57.6415" calcext:value-type="float">
            <text:p>57.6415</text:p>
          </table:table-cell>
          <table:table-cell office:value-type="float" office:value="45.9373070615382" calcext:value-type="float">
            <text:p>45.9373070615</text:p>
          </table:table-cell>
        </table:table-row>
        <table:table-row table:style-name="ro1">
          <table:table-cell office:value-type="float" office:value="59.2884" calcext:value-type="float">
            <text:p>59.2884</text:p>
          </table:table-cell>
          <table:table-cell office:value-type="float" office:value="46.8395044140724" calcext:value-type="float">
            <text:p>46.8395044141</text:p>
          </table:table-cell>
        </table:table-row>
        <table:table-row table:style-name="ro1">
          <table:table-cell office:value-type="float" office:value="60.9353" calcext:value-type="float">
            <text:p>60.9353</text:p>
          </table:table-cell>
          <table:table-cell office:value-type="float" office:value="47.7236417217471" calcext:value-type="float">
            <text:p>47.7236417217</text:p>
          </table:table-cell>
        </table:table-row>
        <table:table-row table:style-name="ro1">
          <table:table-cell office:value-type="float" office:value="62.5822" calcext:value-type="float">
            <text:p>62.5822</text:p>
          </table:table-cell>
          <table:table-cell office:value-type="float" office:value="48.5899632513231" calcext:value-type="float">
            <text:p>48.5899632513</text:p>
          </table:table-cell>
        </table:table-row>
        <table:table-row table:style-name="ro1">
          <table:table-cell office:value-type="float" office:value="64.2291" calcext:value-type="float">
            <text:p>64.2291</text:p>
          </table:table-cell>
          <table:table-cell office:value-type="float" office:value="49.438704092817" calcext:value-type="float">
            <text:p>49.4387040928</text:p>
          </table:table-cell>
        </table:table-row>
        <table:table-row table:style-name="ro1">
          <table:table-cell office:value-type="float" office:value="65.876" calcext:value-type="float">
            <text:p>65.876</text:p>
          </table:table-cell>
          <table:table-cell office:value-type="float" office:value="50.2700905708879" calcext:value-type="float">
            <text:p>50.2700905709</text:p>
          </table:table-cell>
        </table:table-row>
        <table:table-row table:style-name="ro1">
          <table:table-cell office:value-type="float" office:value="67.5229" calcext:value-type="float">
            <text:p>67.5229</text:p>
          </table:table-cell>
          <table:table-cell office:value-type="float" office:value="51.084340631242" calcext:value-type="float">
            <text:p>51.0843406312</text:p>
          </table:table-cell>
        </table:table-row>
        <table:table-row table:style-name="ro1">
          <table:table-cell office:value-type="float" office:value="69.1698" calcext:value-type="float">
            <text:p>69.1698</text:p>
          </table:table-cell>
          <table:table-cell office:value-type="float" office:value="51.8816642038493" calcext:value-type="float">
            <text:p>51.8816642038</text:p>
          </table:table-cell>
        </table:table-row>
        <table:table-row table:style-name="ro1">
          <table:table-cell office:value-type="float" office:value="70.8167" calcext:value-type="float">
            <text:p>70.8167</text:p>
          </table:table-cell>
          <table:table-cell office:value-type="float" office:value="52.6622635446188" calcext:value-type="float">
            <text:p>52.6622635446</text:p>
          </table:table-cell>
        </table:table-row>
        <table:table-row table:style-name="ro1">
          <table:table-cell office:value-type="float" office:value="72.4636" calcext:value-type="float">
            <text:p>72.4636</text:p>
          </table:table-cell>
          <table:table-cell office:value-type="float" office:value="53.426333557037" calcext:value-type="float">
            <text:p>53.426333557</text:p>
          </table:table-cell>
        </table:table-row>
        <table:table-row table:style-name="ro1">
          <table:table-cell office:value-type="float" office:value="74.1105" calcext:value-type="float">
            <text:p>74.1105</text:p>
          </table:table-cell>
          <table:table-cell office:value-type="float" office:value="54.1740620951537" calcext:value-type="float">
            <text:p>54.1740620952</text:p>
          </table:table-cell>
        </table:table-row>
        <table:table-row table:style-name="ro1">
          <table:table-cell office:value-type="float" office:value="75.7574" calcext:value-type="float">
            <text:p>75.7574</text:p>
          </table:table-cell>
          <table:table-cell office:value-type="float" office:value="54.9056302491828" calcext:value-type="float">
            <text:p>54.9056302492</text:p>
          </table:table-cell>
        </table:table-row>
        <table:table-row table:style-name="ro1">
          <table:table-cell office:value-type="float" office:value="77.4043" calcext:value-type="float">
            <text:p>77.4043</text:p>
          </table:table-cell>
          <table:table-cell office:value-type="float" office:value="55.6212126148872" calcext:value-type="float">
            <text:p>55.6212126149</text:p>
          </table:table-cell>
        </table:table-row>
        <table:table-row table:style-name="ro1">
          <table:table-cell office:value-type="float" office:value="79.0512" calcext:value-type="float">
            <text:p>79.0512</text:p>
          </table:table-cell>
          <table:table-cell office:value-type="float" office:value="56.3209775478186" calcext:value-type="float">
            <text:p>56.3209775478</text:p>
          </table:table-cell>
        </table:table-row>
        <table:table-row table:style-name="ro1">
          <table:table-cell office:value-type="float" office:value="80.6981" calcext:value-type="float">
            <text:p>80.6981</text:p>
          </table:table-cell>
          <table:table-cell office:value-type="float" office:value="57.005087403406" calcext:value-type="float">
            <text:p>57.0050874034</text:p>
          </table:table-cell>
        </table:table-row>
        <table:table-row table:style-name="ro1">
          <table:table-cell office:value-type="float" office:value="82.345" calcext:value-type="float">
            <text:p>82.345</text:p>
          </table:table-cell>
          <table:table-cell office:value-type="float" office:value="57.6736987638002" calcext:value-type="float">
            <text:p>57.6736987638</text:p>
          </table:table-cell>
        </table:table-row>
        <table:table-row table:style-name="ro1">
          <table:table-cell office:value-type="float" office:value="83.9919" calcext:value-type="float">
            <text:p>83.9919</text:p>
          </table:table-cell>
          <table:table-cell office:value-type="float" office:value="58.3269626523212" calcext:value-type="float">
            <text:p>58.3269626523</text:p>
          </table:table-cell>
        </table:table-row>
        <table:table-row table:style-name="ro1">
          <table:table-cell office:value-type="float" office:value="85.6388" calcext:value-type="float">
            <text:p>85.6388</text:p>
          </table:table-cell>
          <table:table-cell office:value-type="float" office:value="58.9650247362828" calcext:value-type="float">
            <text:p>58.9650247363</text:p>
          </table:table-cell>
        </table:table-row>
        <table:table-row table:style-name="ro1">
          <table:table-cell office:value-type="float" office:value="87.2857" calcext:value-type="float">
            <text:p>87.2857</text:p>
          </table:table-cell>
          <table:table-cell office:value-type="float" office:value="59.588025518916" calcext:value-type="float">
            <text:p>59.5880255189</text:p>
          </table:table-cell>
        </table:table-row>
        <table:table-row table:style-name="ro1">
          <table:table-cell office:value-type="float" office:value="88.9326" calcext:value-type="float">
            <text:p>88.9326</text:p>
          </table:table-cell>
          <table:table-cell office:value-type="float" office:value="60.1961005210558" calcext:value-type="float">
            <text:p>60.1961005211</text:p>
          </table:table-cell>
        </table:table-row>
        <table:table-row table:style-name="ro1">
          <table:table-cell office:value-type="float" office:value="90.5795" calcext:value-type="float">
            <text:p>90.5795</text:p>
          </table:table-cell>
          <table:table-cell office:value-type="float" office:value="60.7893804532086" calcext:value-type="float">
            <text:p>60.7893804532</text:p>
          </table:table-cell>
        </table:table-row>
        <table:table-row table:style-name="ro1">
          <table:table-cell office:value-type="float" office:value="92.2264" calcext:value-type="float">
            <text:p>92.2264</text:p>
          </table:table-cell>
          <table:table-cell office:value-type="float" office:value="61.3679913785714" calcext:value-type="float">
            <text:p>61.3679913786</text:p>
          </table:table-cell>
        </table:table-row>
        <table:table-row table:style-name="ro1">
          <table:table-cell office:value-type="float" office:value="93.8733" calcext:value-type="float">
            <text:p>93.8733</text:p>
          </table:table-cell>
          <table:table-cell office:value-type="float" office:value="61.9320548675336" calcext:value-type="float">
            <text:p>61.9320548675</text:p>
          </table:table-cell>
        </table:table-row>
        <table:table-row table:style-name="ro1">
          <table:table-cell office:value-type="float" office:value="95.5202" calcext:value-type="float">
            <text:p>95.5202</text:p>
          </table:table-cell>
          <table:table-cell office:value-type="float" office:value="62.4816881441525" calcext:value-type="float">
            <text:p>62.4816881442</text:p>
          </table:table-cell>
        </table:table-row>
        <table:table-row table:style-name="ro1">
          <table:table-cell office:value-type="float" office:value="97.1671" calcext:value-type="float">
            <text:p>97.1671</text:p>
          </table:table-cell>
          <table:table-cell office:value-type="float" office:value="63.0170042250618" calcext:value-type="float">
            <text:p>63.0170042251</text:p>
          </table:table-cell>
        </table:table-row>
        <table:table-row table:style-name="ro1">
          <table:table-cell office:value-type="float" office:value="98.814" calcext:value-type="float">
            <text:p>98.814</text:p>
          </table:table-cell>
          <table:table-cell office:value-type="float" office:value="63.5381120512352" calcext:value-type="float">
            <text:p>63.5381120512</text:p>
          </table:table-cell>
        </table:table-row>
        <table:table-row table:style-name="ro1">
          <table:table-cell office:value-type="float" office:value="100.4609" calcext:value-type="float">
            <text:p>100.4609</text:p>
          </table:table-cell>
          <table:table-cell office:value-type="float" office:value="64.0451166130044" calcext:value-type="float">
            <text:p>64.045116613</text:p>
          </table:table-cell>
        </table:table-row>
        <table:table-row table:style-name="ro1">
          <table:table-cell office:value-type="float" office:value="102.1078" calcext:value-type="float">
            <text:p>102.1078</text:p>
          </table:table-cell>
          <table:table-cell office:value-type="float" office:value="64.5381190686956" calcext:value-type="float">
            <text:p>64.5381190687</text:p>
          </table:table-cell>
        </table:table-row>
        <table:table-row table:style-name="ro1">
          <table:table-cell office:value-type="float" office:value="103.7547" calcext:value-type="float">
            <text:p>103.7547</text:p>
          </table:table-cell>
          <table:table-cell office:value-type="float" office:value="65.0172168572307" calcext:value-type="float">
            <text:p>65.0172168572</text:p>
          </table:table-cell>
        </table:table-row>
        <table:table-row table:style-name="ro1">
          <table:table-cell office:value-type="float" office:value="105.4016" calcext:value-type="float">
            <text:p>105.4016</text:p>
          </table:table-cell>
          <table:table-cell office:value-type="float" office:value="65.4825038050103" calcext:value-type="float">
            <text:p>65.482503805</text:p>
          </table:table-cell>
        </table:table-row>
        <table:table-row table:style-name="ro1">
          <table:table-cell office:value-type="float" office:value="107.0485" calcext:value-type="float">
            <text:p>107.0485</text:p>
          </table:table-cell>
          <table:table-cell office:value-type="float" office:value="65.9340702273777" calcext:value-type="float">
            <text:p>65.9340702274</text:p>
          </table:table-cell>
        </table:table-row>
        <table:table-row table:style-name="ro1">
          <table:table-cell office:value-type="float" office:value="108.6954" calcext:value-type="float">
            <text:p>108.6954</text:p>
          </table:table-cell>
          <table:table-cell office:value-type="float" office:value="66.3720030249407" calcext:value-type="float">
            <text:p>66.3720030249</text:p>
          </table:table-cell>
        </table:table-row>
        <table:table-row table:style-name="ro1">
          <table:table-cell office:value-type="float" office:value="110.3423" calcext:value-type="float">
            <text:p>110.3423</text:p>
          </table:table-cell>
          <table:table-cell office:value-type="float" office:value="66.7963857750118" calcext:value-type="float">
            <text:p>66.796385775</text:p>
          </table:table-cell>
        </table:table-row>
        <table:table-row table:style-name="ro1">
          <table:table-cell office:value-type="float" office:value="111.9892" calcext:value-type="float">
            <text:p>111.9892</text:p>
          </table:table-cell>
          <table:table-cell office:value-type="float" office:value="67.2072988184065" calcext:value-type="float">
            <text:p>67.2072988184</text:p>
          </table:table-cell>
        </table:table-row>
        <table:table-row table:style-name="ro1">
          <table:table-cell office:value-type="float" office:value="113.6361" calcext:value-type="float">
            <text:p>113.6361</text:p>
          </table:table-cell>
          <table:table-cell office:value-type="float" office:value="67.6048193418285" calcext:value-type="float">
            <text:p>67.6048193418</text:p>
          </table:table-cell>
        </table:table-row>
        <table:table-row table:style-name="ro1">
          <table:table-cell office:value-type="float" office:value="115.283" calcext:value-type="float">
            <text:p>115.283</text:p>
          </table:table-cell>
          <table:table-cell office:value-type="float" office:value="67.9890214560506" calcext:value-type="float">
            <text:p>67.9890214561</text:p>
          </table:table-cell>
        </table:table-row>
        <table:table-row table:style-name="ro1">
          <table:table-cell office:value-type="float" office:value="116.9299" calcext:value-type="float">
            <text:p>116.9299</text:p>
          </table:table-cell>
          <table:table-cell office:value-type="float" office:value="68.359976270089" calcext:value-type="float">
            <text:p>68.3599762701</text:p>
          </table:table-cell>
        </table:table-row>
        <table:table-row table:style-name="ro1">
          <table:table-cell office:value-type="float" office:value="118.5768" calcext:value-type="float">
            <text:p>118.5768</text:p>
          </table:table-cell>
          <table:table-cell office:value-type="float" office:value="68.7177519615565" calcext:value-type="float">
            <text:p>68.7177519616</text:p>
          </table:table-cell>
        </table:table-row>
        <table:table-row table:style-name="ro1">
          <table:table-cell office:value-type="float" office:value="120.2237" calcext:value-type="float">
            <text:p>120.2237</text:p>
          </table:table-cell>
          <table:table-cell office:value-type="float" office:value="69.0624138433653" calcext:value-type="float">
            <text:p>69.0624138434</text:p>
          </table:table-cell>
        </table:table-row>
        <table:table-row table:style-name="ro1">
          <table:table-cell office:value-type="float" office:value="121.8706" calcext:value-type="float">
            <text:p>121.8706</text:p>
          </table:table-cell>
          <table:table-cell office:value-type="float" office:value="69.3940244269407" calcext:value-type="float">
            <text:p>69.3940244269</text:p>
          </table:table-cell>
        </table:table-row>
        <table:table-row table:style-name="ro1">
          <table:table-cell office:value-type="float" office:value="123.5175" calcext:value-type="float">
            <text:p>123.5175</text:p>
          </table:table-cell>
          <table:table-cell office:value-type="float" office:value="69.7126434820966" calcext:value-type="float">
            <text:p>69.7126434821</text:p>
          </table:table-cell>
        </table:table-row>
        <table:table-row table:style-name="ro1">
          <table:table-cell office:value-type="float" office:value="125.1644" calcext:value-type="float">
            <text:p>125.1644</text:p>
          </table:table-cell>
          <table:table-cell office:value-type="float" office:value="70.0183280937129" calcext:value-type="float">
            <text:p>70.0183280937</text:p>
          </table:table-cell>
        </table:table-row>
        <table:table-row table:style-name="ro1">
          <table:table-cell office:value-type="float" office:value="126.8113" calcext:value-type="float">
            <text:p>126.8113</text:p>
          </table:table-cell>
          <table:table-cell office:value-type="float" office:value="70.311132715347" calcext:value-type="float">
            <text:p>70.3111327153</text:p>
          </table:table-cell>
        </table:table-row>
        <table:table-row table:style-name="ro1">
          <table:table-cell office:value-type="float" office:value="128.4582" calcext:value-type="float">
            <text:p>128.4582</text:p>
          </table:table-cell>
          <table:table-cell office:value-type="float" office:value="70.5911092198999" calcext:value-type="float">
            <text:p>70.5911092199</text:p>
          </table:table-cell>
        </table:table-row>
        <table:table-row table:style-name="ro1">
          <table:table-cell office:value-type="float" office:value="130.1051" calcext:value-type="float">
            <text:p>130.1051</text:p>
          </table:table-cell>
          <table:table-cell office:value-type="float" office:value="70.8583069474543" calcext:value-type="float">
            <text:p>70.8583069475</text:p>
          </table:table-cell>
        </table:table-row>
        <table:table-row table:style-name="ro1">
          <table:table-cell office:value-type="float" office:value="131.752" calcext:value-type="float">
            <text:p>131.752</text:p>
          </table:table-cell>
          <table:table-cell office:value-type="float" office:value="71.112772750389" calcext:value-type="float">
            <text:p>71.1127727504</text:p>
          </table:table-cell>
        </table:table-row>
        <table:table-row table:style-name="ro1">
          <table:table-cell office:value-type="float" office:value="133.3989" calcext:value-type="float">
            <text:p>133.3989</text:p>
          </table:table-cell>
          <table:table-cell office:value-type="float" office:value="71.3545510358712" calcext:value-type="float">
            <text:p>71.3545510359</text:p>
          </table:table-cell>
        </table:table-row>
        <table:table-row table:style-name="ro1">
          <table:table-cell office:value-type="float" office:value="135.0458" calcext:value-type="float">
            <text:p>135.0458</text:p>
          </table:table-cell>
          <table:table-cell office:value-type="float" office:value="71.5836838058179" calcext:value-type="float">
            <text:p>71.5836838058</text:p>
          </table:table-cell>
        </table:table-row>
        <table:table-row table:style-name="ro1">
          <table:table-cell office:value-type="float" office:value="136.6927" calcext:value-type="float">
            <text:p>136.6927</text:p>
          </table:table-cell>
          <table:table-cell office:value-type="float" office:value="71.8002106944139" calcext:value-type="float">
            <text:p>71.8002106944</text:p>
          </table:table-cell>
        </table:table-row>
        <table:table-row table:style-name="ro1">
          <table:table-cell office:value-type="float" office:value="138.3396" calcext:value-type="float">
            <text:p>138.3396</text:p>
          </table:table-cell>
          <table:table-cell office:value-type="float" office:value="72.0041690032663" calcext:value-type="float">
            <text:p>72.0041690033</text:p>
          </table:table-cell>
        </table:table-row>
        <table:table-row table:style-name="ro1">
          <table:table-cell office:value-type="float" office:value="139.9865" calcext:value-type="float">
            <text:p>139.9865</text:p>
          </table:table-cell>
          <table:table-cell office:value-type="float" office:value="72.1955937342697" calcext:value-type="float">
            <text:p>72.1955937343</text:p>
          </table:table-cell>
        </table:table-row>
        <table:table-row table:style-name="ro1">
          <table:table-cell office:value-type="float" office:value="141.6334" calcext:value-type="float">
            <text:p>141.6334</text:p>
          </table:table-cell>
          <table:table-cell office:value-type="float" office:value="72.3745176202523" calcext:value-type="float">
            <text:p>72.3745176203</text:p>
          </table:table-cell>
        </table:table-row>
        <table:table-row table:style-name="ro1">
          <table:table-cell office:value-type="float" office:value="143.2803" calcext:value-type="float">
            <text:p>143.2803</text:p>
          </table:table-cell>
          <table:table-cell office:value-type="float" office:value="72.5409711534651" calcext:value-type="float">
            <text:p>72.5409711535</text:p>
          </table:table-cell>
        </table:table-row>
        <table:table-row table:style-name="ro1">
          <table:table-cell office:value-type="float" office:value="144.9272" calcext:value-type="float">
            <text:p>144.9272</text:p>
          </table:table-cell>
          <table:table-cell office:value-type="float" office:value="72.6949826119745" calcext:value-type="float">
            <text:p>72.694982612</text:p>
          </table:table-cell>
        </table:table-row>
        <table:table-row table:style-name="ro1">
          <table:table-cell office:value-type="float" office:value="146.5741" calcext:value-type="float">
            <text:p>146.5741</text:p>
          </table:table-cell>
          <table:table-cell office:value-type="float" office:value="72.8365780840111" calcext:value-type="float">
            <text:p>72.836578084</text:p>
          </table:table-cell>
        </table:table-row>
        <table:table-row table:style-name="ro1">
          <table:table-cell office:value-type="float" office:value="148.221" calcext:value-type="float">
            <text:p>148.221</text:p>
          </table:table-cell>
          <table:table-cell office:value-type="float" office:value="72.9657814903262" calcext:value-type="float">
            <text:p>72.9657814903</text:p>
          </table:table-cell>
        </table:table-row>
        <table:table-row table:style-name="ro1">
          <table:table-cell office:value-type="float" office:value="149.8679" calcext:value-type="float">
            <text:p>149.8679</text:p>
          </table:table-cell>
          <table:table-cell office:value-type="float" office:value="73.0826146045989" calcext:value-type="float">
            <text:p>73.0826146046</text:p>
          </table:table-cell>
        </table:table-row>
        <table:table-row table:style-name="ro1">
          <table:table-cell office:value-type="float" office:value="151.5148" calcext:value-type="float">
            <text:p>151.5148</text:p>
          </table:table-cell>
          <table:table-cell office:value-type="float" office:value="73.1870970719363" calcext:value-type="float">
            <text:p>73.1870970719</text:p>
          </table:table-cell>
        </table:table-row>
        <table:table-row table:style-name="ro1">
          <table:table-cell office:value-type="float" office:value="153.1617" calcext:value-type="float">
            <text:p>153.1617</text:p>
          </table:table-cell>
          <table:table-cell office:value-type="float" office:value="73.2792464255041" calcext:value-type="float">
            <text:p>73.2792464255</text:p>
          </table:table-cell>
        </table:table-row>
        <table:table-row table:style-name="ro1">
          <table:table-cell office:value-type="float" office:value="154.8086" calcext:value-type="float">
            <text:p>154.8086</text:p>
          </table:table-cell>
          <table:table-cell office:value-type="float" office:value="73.359078101319" calcext:value-type="float">
            <text:p>73.3590781013</text:p>
          </table:table-cell>
        </table:table-row>
        <table:table-row table:style-name="ro1">
          <table:table-cell office:value-type="float" office:value="156.4555" calcext:value-type="float">
            <text:p>156.4555</text:p>
          </table:table-cell>
          <table:table-cell office:value-type="float" office:value="73.4266054512339" calcext:value-type="float">
            <text:p>73.4266054512</text:p>
          </table:table-cell>
        </table:table-row>
        <table:table-row table:style-name="ro1">
          <table:table-cell office:value-type="float" office:value="158.1024" calcext:value-type="float">
            <text:p>158.1024</text:p>
          </table:table-cell>
          <table:table-cell office:value-type="float" office:value="73.4818397541405" calcext:value-type="float">
            <text:p>73.4818397541</text:p>
          </table:table-cell>
        </table:table-row>
        <table:table-row table:style-name="ro1">
          <table:table-cell office:value-type="float" office:value="159.7493" calcext:value-type="float">
            <text:p>159.7493</text:p>
          </table:table-cell>
          <table:table-cell office:value-type="float" office:value="73.5247902254117" calcext:value-type="float">
            <text:p>73.5247902254</text:p>
          </table:table-cell>
        </table:table-row>
        <table:table-row table:style-name="ro1">
          <table:table-cell office:value-type="float" office:value="161.3962" calcext:value-type="float">
            <text:p>161.3962</text:p>
          </table:table-cell>
          <table:table-cell office:value-type="float" office:value="73.5554640246025" calcext:value-type="float">
            <text:p>73.5554640246</text:p>
          </table:table-cell>
        </table:table-row>
        <table:table-row table:style-name="ro1">
          <table:table-cell office:value-type="float" office:value="163.0431" calcext:value-type="float">
            <text:p>163.0431</text:p>
          </table:table-cell>
          <table:table-cell office:value-type="float" office:value="73.5738662614236" calcext:value-type="float">
            <text:p>73.5738662614</text:p>
          </table:table-cell>
        </table:table-row>
        <table:table-row table:style-name="ro1">
          <table:table-cell office:value-type="float" office:value="164.69" calcext:value-type="float">
            <text:p>164.69</text:p>
          </table:table-cell>
          <table:table-cell office:value-type="float" office:value="73.58" calcext:value-type="float">
            <text:p>73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58:12.738892609</meta:creation-date>
    <dc:date>2019-01-27T17:36:24.620906895</dc:date>
    <meta:editing-duration>PT2H44M14S</meta:editing-duration>
    <meta:editing-cycles>1</meta:editing-cycles>
    <meta:document-statistic meta:table-count="2" meta:cell-count="5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6.27cm" xlink:href=".." xlink:type="simple" chart:class="chart:scatter" chart:style-name="ch1">
        <chart:legend chart:legend-position="end" svg:x="13.119cm" svg:y="2.836cm" style:legend-expansion="high" chart:style-name="ch2"/>
        <chart:plot-area chart:style-name="ch3" table:cell-range-address="Sheet1.F2:Sheet1.G102" svg:x="0.319cm" svg:y="0.125cm" svg:width="12.481cm" svg:height="6.02cm">
          <chartooo:coordinate-region svg:x="0.94cm" svg:y="0.324cm" svg:width="11.58cm" svg:height="5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2" chart:class="chart:scatter">
            <chart:domain table:cell-range-address="Sheet1.F2:Sheet1.F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102</svg:desc>
                </draw:g>
              </table:table-cell>
              <table:table-cell office:value-type="float" office:value="0">
                <text:p>0</text:p>
                <draw:g>
                  <svg:desc>Sheet1.G2:Sheet1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69">
                <text:p>1.6469</text:p>
              </table:table-cell>
              <table:table-cell office:value-type="float" office:value="1.81820861937064">
                <text:p>1.81820861937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38">
                <text:p>3.2938</text:p>
              </table:table-cell>
              <table:table-cell office:value-type="float" office:value="3.59659738581007">
                <text:p>3.59659738581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07">
                <text:p>4.9407</text:p>
              </table:table-cell>
              <table:table-cell office:value-type="float" office:value="5.33655615787086">
                <text:p>5.33655615787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76">
                <text:p>6.5876</text:p>
              </table:table-cell>
              <table:table-cell office:value-type="float" office:value="7.0393828378871">
                <text:p>7.0393828378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345">
                <text:p>8.2345</text:p>
              </table:table-cell>
              <table:table-cell office:value-type="float" office:value="8.70629163545408">
                <text:p>8.70629163545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814">
                <text:p>9.8814</text:p>
              </table:table-cell>
              <table:table-cell office:value-type="float" office:value="10.3384203941345">
                <text:p>10.3384203941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283">
                <text:p>11.5283</text:p>
              </table:table-cell>
              <table:table-cell office:value-type="float" office:value="11.9368371081944">
                <text:p>11.936837108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752">
                <text:p>13.1752</text:p>
              </table:table-cell>
              <table:table-cell office:value-type="float" office:value="13.5025457363503">
                <text:p>13.5025457363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221">
                <text:p>14.8221</text:p>
              </table:table-cell>
              <table:table-cell office:value-type="float" office:value="15.0364914031838">
                <text:p>15.0364914031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469">
                <text:p>16.469</text:p>
              </table:table-cell>
              <table:table-cell office:value-type="float" office:value="16.5395650653592">
                <text:p>16.5395650653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159">
                <text:p>18.1159</text:p>
              </table:table-cell>
              <table:table-cell office:value-type="float" office:value="18.0126077085453">
                <text:p>18.0126077085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7628">
                <text:p>19.7628</text:p>
              </table:table-cell>
              <table:table-cell office:value-type="float" office:value="19.456414131543">
                <text:p>19.456414131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4097">
                <text:p>21.4097</text:p>
              </table:table-cell>
              <table:table-cell office:value-type="float" office:value="20.8717363662487">
                <text:p>20.8717363662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0566">
                <text:p>23.0566</text:p>
              </table:table-cell>
              <table:table-cell office:value-type="float" office:value="22.2592867754402">
                <text:p>22.2592867754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7035">
                <text:p>24.7035</text:p>
              </table:table-cell>
              <table:table-cell office:value-type="float" office:value="23.6197408647639">
                <text:p>23.619740864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3504">
                <text:p>26.3504</text:p>
              </table:table-cell>
              <table:table-cell office:value-type="float" office:value="24.9537398405349">
                <text:p>24.9537398405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9973">
                <text:p>27.9973</text:p>
              </table:table-cell>
              <table:table-cell office:value-type="float" office:value="26.2618929409072">
                <text:p>26.2618929409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6442">
                <text:p>29.6442</text:p>
              </table:table-cell>
              <table:table-cell office:value-type="float" office:value="27.544779564499">
                <text:p>27.544779564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2911">
                <text:p>31.2911</text:p>
              </table:table-cell>
              <table:table-cell office:value-type="float" office:value="28.8029512175901">
                <text:p>28.8029512175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938">
                <text:p>32.938</text:p>
              </table:table-cell>
              <table:table-cell office:value-type="float" office:value="30.0369332984452">
                <text:p>30.0369332984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5849">
                <text:p>34.5849</text:p>
              </table:table-cell>
              <table:table-cell office:value-type="float" office:value="31.2472267351153">
                <text:p>31.2472267351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2318">
                <text:p>36.2318</text:p>
              </table:table-cell>
              <table:table-cell office:value-type="float" office:value="32.434309491157">
                <text:p>32.434309491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8787">
                <text:p>37.8787</text:p>
              </table:table-cell>
              <table:table-cell office:value-type="float" office:value="33.5986379520559">
                <text:p>33.5986379520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5256">
                <text:p>39.5256</text:p>
              </table:table-cell>
              <table:table-cell office:value-type="float" office:value="34.7406482036979">
                <text:p>34.7406482036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1725">
                <text:p>41.1725</text:p>
              </table:table-cell>
              <table:table-cell office:value-type="float" office:value="35.8607572129776">
                <text:p>35.8607572129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8194">
                <text:p>42.8194</text:p>
              </table:table-cell>
              <table:table-cell office:value-type="float" office:value="36.9593639195324">
                <text:p>36.9593639195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663">
                <text:p>44.4663</text:p>
              </table:table-cell>
              <table:table-cell office:value-type="float" office:value="38.0368502466307">
                <text:p>38.0368502466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1132">
                <text:p>46.1132</text:p>
              </table:table-cell>
              <table:table-cell office:value-type="float" office:value="39.0935820383955">
                <text:p>39.0935820383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7601">
                <text:p>47.7601</text:p>
              </table:table-cell>
              <table:table-cell office:value-type="float" office:value="40.1299099298006">
                <text:p>40.1299099298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407">
                <text:p>49.407</text:p>
              </table:table-cell>
              <table:table-cell office:value-type="float" office:value="41.1461701552203">
                <text:p>41.14617015522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0539">
                <text:p>51.0539</text:p>
              </table:table-cell>
              <table:table-cell office:value-type="float" office:value="42.1426853007333">
                <text:p>42.1426853007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7008">
                <text:p>52.7008</text:p>
              </table:table-cell>
              <table:table-cell office:value-type="float" office:value="43.1197650048658">
                <text:p>43.1197650048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3477">
                <text:p>54.3477</text:p>
              </table:table-cell>
              <table:table-cell office:value-type="float" office:value="44.0777066120046">
                <text:p>44.0777066120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9946">
                <text:p>55.9946</text:p>
              </table:table-cell>
              <table:table-cell office:value-type="float" office:value="45.0167957823024">
                <text:p>45.0167957823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6415">
                <text:p>57.6415</text:p>
              </table:table-cell>
              <table:table-cell office:value-type="float" office:value="45.9373070615382">
                <text:p>45.9373070615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2884">
                <text:p>59.2884</text:p>
              </table:table-cell>
              <table:table-cell office:value-type="float" office:value="46.8395044140724">
                <text:p>46.8395044140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9353">
                <text:p>60.9353</text:p>
              </table:table-cell>
              <table:table-cell office:value-type="float" office:value="47.7236417217471">
                <text:p>47.7236417217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5822">
                <text:p>62.5822</text:p>
              </table:table-cell>
              <table:table-cell office:value-type="float" office:value="48.5899632513231">
                <text:p>48.5899632513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2291">
                <text:p>64.2291</text:p>
              </table:table-cell>
              <table:table-cell office:value-type="float" office:value="49.438704092817">
                <text:p>49.438704092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76">
                <text:p>65.876</text:p>
              </table:table-cell>
              <table:table-cell office:value-type="float" office:value="50.2700905708879">
                <text:p>50.2700905708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5229">
                <text:p>67.5229</text:p>
              </table:table-cell>
              <table:table-cell office:value-type="float" office:value="51.084340631242">
                <text:p>51.084340631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1698">
                <text:p>69.1698</text:p>
              </table:table-cell>
              <table:table-cell office:value-type="float" office:value="51.8816642038493">
                <text:p>51.8816642038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8167">
                <text:p>70.8167</text:p>
              </table:table-cell>
              <table:table-cell office:value-type="float" office:value="52.6622635446188">
                <text:p>52.6622635446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.4636">
                <text:p>72.4636</text:p>
              </table:table-cell>
              <table:table-cell office:value-type="float" office:value="53.426333557037">
                <text:p>53.426333557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1105">
                <text:p>74.1105</text:p>
              </table:table-cell>
              <table:table-cell office:value-type="float" office:value="54.1740620951537">
                <text:p>54.1740620951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7574">
                <text:p>75.7574</text:p>
              </table:table-cell>
              <table:table-cell office:value-type="float" office:value="54.9056302491828">
                <text:p>54.9056302491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.4043">
                <text:p>77.4043</text:p>
              </table:table-cell>
              <table:table-cell office:value-type="float" office:value="55.6212126148872">
                <text:p>55.6212126148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.0512">
                <text:p>79.0512</text:p>
              </table:table-cell>
              <table:table-cell office:value-type="float" office:value="56.3209775478186">
                <text:p>56.3209775478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.6981">
                <text:p>80.6981</text:p>
              </table:table-cell>
              <table:table-cell office:value-type="float" office:value="57.005087403406">
                <text:p>57.005087403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345">
                <text:p>82.345</text:p>
              </table:table-cell>
              <table:table-cell office:value-type="float" office:value="57.6736987638002">
                <text:p>57.6736987638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9919">
                <text:p>83.9919</text:p>
              </table:table-cell>
              <table:table-cell office:value-type="float" office:value="58.3269626523212">
                <text:p>58.3269626523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.6388">
                <text:p>85.6388</text:p>
              </table:table-cell>
              <table:table-cell office:value-type="float" office:value="58.9650247362828">
                <text:p>58.9650247362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.2857">
                <text:p>87.2857</text:p>
              </table:table-cell>
              <table:table-cell office:value-type="float" office:value="59.588025518916">
                <text:p>59.5880255189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9326">
                <text:p>88.9326</text:p>
              </table:table-cell>
              <table:table-cell office:value-type="float" office:value="60.1961005210558">
                <text:p>60.196100521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5795">
                <text:p>90.5795</text:p>
              </table:table-cell>
              <table:table-cell office:value-type="float" office:value="60.7893804532086">
                <text:p>60.7893804532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2264">
                <text:p>92.2264</text:p>
              </table:table-cell>
              <table:table-cell office:value-type="float" office:value="61.3679913785714">
                <text:p>61.3679913785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733">
                <text:p>93.8733</text:p>
              </table:table-cell>
              <table:table-cell office:value-type="float" office:value="61.9320548675336">
                <text:p>61.9320548675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5202">
                <text:p>95.5202</text:p>
              </table:table-cell>
              <table:table-cell office:value-type="float" office:value="62.4816881441525">
                <text:p>62.4816881441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1671">
                <text:p>97.1671</text:p>
              </table:table-cell>
              <table:table-cell office:value-type="float" office:value="63.0170042250618">
                <text:p>63.0170042250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.814">
                <text:p>98.814</text:p>
              </table:table-cell>
              <table:table-cell office:value-type="float" office:value="63.5381120512352">
                <text:p>63.5381120512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4609">
                <text:p>100.4609</text:p>
              </table:table-cell>
              <table:table-cell office:value-type="float" office:value="64.0451166130044">
                <text:p>64.0451166130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.1078">
                <text:p>102.1078</text:p>
              </table:table-cell>
              <table:table-cell office:value-type="float" office:value="64.5381190686956">
                <text:p>64.5381190686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.7547">
                <text:p>103.7547</text:p>
              </table:table-cell>
              <table:table-cell office:value-type="float" office:value="65.0172168572307">
                <text:p>65.0172168572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4016">
                <text:p>105.4016</text:p>
              </table:table-cell>
              <table:table-cell office:value-type="float" office:value="65.4825038050103">
                <text:p>65.4825038050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.0485">
                <text:p>107.0485</text:p>
              </table:table-cell>
              <table:table-cell office:value-type="float" office:value="65.9340702273777">
                <text:p>65.9340702273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.6954">
                <text:p>108.6954</text:p>
              </table:table-cell>
              <table:table-cell office:value-type="float" office:value="66.3720030249407">
                <text:p>66.3720030249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.3423">
                <text:p>110.3423</text:p>
              </table:table-cell>
              <table:table-cell office:value-type="float" office:value="66.7963857750118">
                <text:p>66.7963857750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.9892">
                <text:p>111.9892</text:p>
              </table:table-cell>
              <table:table-cell office:value-type="float" office:value="67.2072988184065">
                <text:p>67.2072988184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.6361">
                <text:p>113.6361</text:p>
              </table:table-cell>
              <table:table-cell office:value-type="float" office:value="67.6048193418285">
                <text:p>67.6048193418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.283">
                <text:p>115.283</text:p>
              </table:table-cell>
              <table:table-cell office:value-type="float" office:value="67.9890214560506">
                <text:p>67.98902145605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6.9299">
                <text:p>116.9299</text:p>
              </table:table-cell>
              <table:table-cell office:value-type="float" office:value="68.359976270089">
                <text:p>68.359976270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.5768">
                <text:p>118.5768</text:p>
              </table:table-cell>
              <table:table-cell office:value-type="float" office:value="68.7177519615565">
                <text:p>68.7177519615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.2237">
                <text:p>120.2237</text:p>
              </table:table-cell>
              <table:table-cell office:value-type="float" office:value="69.0624138433653">
                <text:p>69.0624138433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.8706">
                <text:p>121.8706</text:p>
              </table:table-cell>
              <table:table-cell office:value-type="float" office:value="69.3940244269407">
                <text:p>69.3940244269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175">
                <text:p>123.5175</text:p>
              </table:table-cell>
              <table:table-cell office:value-type="float" office:value="69.7126434820966">
                <text:p>69.71264348209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.1644">
                <text:p>125.1644</text:p>
              </table:table-cell>
              <table:table-cell office:value-type="float" office:value="70.0183280937129">
                <text:p>70.0183280937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.8113">
                <text:p>126.8113</text:p>
              </table:table-cell>
              <table:table-cell office:value-type="float" office:value="70.311132715347">
                <text:p>70.311132715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.4582">
                <text:p>128.4582</text:p>
              </table:table-cell>
              <table:table-cell office:value-type="float" office:value="70.5911092198999">
                <text:p>70.5911092198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.1051">
                <text:p>130.1051</text:p>
              </table:table-cell>
              <table:table-cell office:value-type="float" office:value="70.8583069474543">
                <text:p>70.8583069474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.752">
                <text:p>131.752</text:p>
              </table:table-cell>
              <table:table-cell office:value-type="float" office:value="71.112772750389">
                <text:p>71.112772750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3989">
                <text:p>133.3989</text:p>
              </table:table-cell>
              <table:table-cell office:value-type="float" office:value="71.3545510358712">
                <text:p>71.3545510358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458">
                <text:p>135.0458</text:p>
              </table:table-cell>
              <table:table-cell office:value-type="float" office:value="71.5836838058179">
                <text:p>71.5836838058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.6927">
                <text:p>136.6927</text:p>
              </table:table-cell>
              <table:table-cell office:value-type="float" office:value="71.8002106944139">
                <text:p>71.8002106944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.3396">
                <text:p>138.3396</text:p>
              </table:table-cell>
              <table:table-cell office:value-type="float" office:value="72.0041690032663">
                <text:p>72.0041690032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.9865">
                <text:p>139.9865</text:p>
              </table:table-cell>
              <table:table-cell office:value-type="float" office:value="72.1955937342697">
                <text:p>72.1955937342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.6334">
                <text:p>141.6334</text:p>
              </table:table-cell>
              <table:table-cell office:value-type="float" office:value="72.3745176202523">
                <text:p>72.3745176202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.2803">
                <text:p>143.2803</text:p>
              </table:table-cell>
              <table:table-cell office:value-type="float" office:value="72.5409711534651">
                <text:p>72.54097115346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.9272">
                <text:p>144.9272</text:p>
              </table:table-cell>
              <table:table-cell office:value-type="float" office:value="72.6949826119745">
                <text:p>72.69498261197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741">
                <text:p>146.5741</text:p>
              </table:table-cell>
              <table:table-cell office:value-type="float" office:value="72.8365780840111">
                <text:p>72.8365780840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.221">
                <text:p>148.221</text:p>
              </table:table-cell>
              <table:table-cell office:value-type="float" office:value="72.9657814903262">
                <text:p>72.96578149032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.8679">
                <text:p>149.8679</text:p>
              </table:table-cell>
              <table:table-cell office:value-type="float" office:value="73.0826146045989">
                <text:p>73.0826146045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1.5148">
                <text:p>151.5148</text:p>
              </table:table-cell>
              <table:table-cell office:value-type="float" office:value="73.1870970719363">
                <text:p>73.1870970719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.1617">
                <text:p>153.1617</text:p>
              </table:table-cell>
              <table:table-cell office:value-type="float" office:value="73.2792464255041">
                <text:p>73.2792464255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.8086">
                <text:p>154.8086</text:p>
              </table:table-cell>
              <table:table-cell office:value-type="float" office:value="73.359078101319">
                <text:p>73.359078101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6.4555">
                <text:p>156.4555</text:p>
              </table:table-cell>
              <table:table-cell office:value-type="float" office:value="73.4266054512339">
                <text:p>73.4266054512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8.1024">
                <text:p>158.1024</text:p>
              </table:table-cell>
              <table:table-cell office:value-type="float" office:value="73.4818397541405">
                <text:p>73.4818397541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9.7493">
                <text:p>159.7493</text:p>
              </table:table-cell>
              <table:table-cell office:value-type="float" office:value="73.5247902254117">
                <text:p>73.5247902254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.3962">
                <text:p>161.3962</text:p>
              </table:table-cell>
              <table:table-cell office:value-type="float" office:value="73.5554640246025">
                <text:p>73.5554640246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0431">
                <text:p>163.0431</text:p>
              </table:table-cell>
              <table:table-cell office:value-type="float" office:value="73.5738662614236">
                <text:p>73.5738662614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69">
                <text:p>164.69</text:p>
              </table:table-cell>
              <table:table-cell office:value-type="float" office:value="73.58">
                <text:p>73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